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paragraph-properties fo:margin-bottom="0in" style:line-height-at-least="0.1666in" fo:background-color="#FFFFFE"/>
    </style:style>
    <style:style style:name="T3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4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5" style:parent-style-name="Normal" style:family="paragraph">
      <style:paragraph-properties fo:margin-bottom="0in" style:line-height-at-least="0.1666in" fo:background-color="#FFFFFE"/>
    </style:style>
    <style:style style:name="T6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7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8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9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0" style:parent-style-name="Normal" style:family="paragraph">
      <style:paragraph-properties fo:margin-bottom="0in" style:line-height-at-least="0.1666in" fo:background-color="#FFFFFE"/>
    </style:style>
    <style:style style:name="T11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12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3" style:parent-style-name="Normal" style:family="paragraph">
      <style:paragraph-properties fo:margin-bottom="0in" style:line-height-at-least="0.1666in" fo:background-color="#FFFFFE"/>
    </style:style>
    <style:style style:name="T14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15" style:parent-style-name="Normal" style:family="paragraph">
      <style:paragraph-properties fo:margin-bottom="0.1666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6" style:parent-style-name="Normal" style:family="paragraph">
      <style:paragraph-properties fo:margin-bottom="0in" style:line-height-at-least="0.1666in" fo:background-color="#FFFFFE"/>
    </style:style>
    <style:style style:name="T17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18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9" style:parent-style-name="Normal" style:family="paragraph">
      <style:paragraph-properties fo:margin-bottom="0in" style:line-height-at-least="0.1666in" fo:background-color="#FFFFFE"/>
    </style:style>
    <style:style style:name="T20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21" style:parent-style-name="Normal" style:family="paragraph">
      <style:paragraph-properties fo:margin-bottom="0.1666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22" style:parent-style-name="Normal" style:family="paragraph">
      <style:paragraph-properties fo:margin-bottom="0in" style:line-height-at-least="0.1666in" fo:background-color="#FFFFFE"/>
    </style:style>
    <style:style style:name="T23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24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25" style:parent-style-name="Normal" style:family="paragraph">
      <style:paragraph-properties fo:margin-bottom="0in" style:line-height-at-least="0.1666in" fo:background-color="#FFFFFE"/>
    </style:style>
    <style:style style:name="T2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2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28" style:parent-style-name="Normal" style:family="paragraph">
      <style:paragraph-properties fo:margin-bottom="0in" style:line-height-at-least="0.1666in" fo:background-color="#FFFFFE"/>
    </style:style>
    <style:style style:name="T2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0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P31" style:parent-style-name="Normal" style:family="paragraph">
      <style:paragraph-properties fo:margin-bottom="0in" style:line-height-at-least="0.1666in" fo:background-color="#FFFFFE"/>
    </style:style>
    <style:style style:name="T3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33" style:parent-style-name="Normal" style:family="paragraph">
      <style:paragraph-properties fo:margin-bottom="0in" style:line-height-at-least="0.1666in" fo:background-color="#FFFFFE"/>
    </style:style>
    <style:style style:name="T3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5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T3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3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9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4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41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42" style:parent-style-name="Normal" style:family="paragraph">
      <style:paragraph-properties fo:margin-bottom="0in" style:line-height-at-least="0.1666in" fo:background-color="#FFFFFE"/>
    </style:style>
    <style:style style:name="T4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45" style:parent-style-name="Normal" style:family="paragraph">
      <style:paragraph-properties fo:margin-bottom="0in" style:line-height-at-least="0.1666in" fo:background-color="#FFFFFE"/>
    </style:style>
    <style:style style:name="T4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7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P48" style:parent-style-name="Normal" style:family="paragraph">
      <style:paragraph-properties fo:margin-bottom="0in" style:line-height-at-least="0.1666in" fo:background-color="#FFFFFE"/>
    </style:style>
    <style:style style:name="T4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50" style:parent-style-name="Normal" style:family="paragraph">
      <style:paragraph-properties fo:margin-bottom="0in" style:line-height-at-least="0.1666in" fo:background-color="#FFFFFE"/>
    </style:style>
    <style:style style:name="T5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2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T5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6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5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58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59" style:parent-style-name="Normal" style:family="paragraph">
      <style:paragraph-properties fo:margin-bottom="0in" style:line-height-at-least="0.1666in" fo:background-color="#FFFFFE"/>
    </style:style>
    <style:style style:name="T6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6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62" style:parent-style-name="Normal" style:family="paragraph">
      <style:paragraph-properties fo:margin-bottom="0in" style:line-height-at-least="0.1666in" fo:background-color="#FFFFFE"/>
    </style:style>
    <style:style style:name="T6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4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P65" style:parent-style-name="Normal" style:family="paragraph">
      <style:paragraph-properties fo:margin-bottom="0in" style:line-height-at-least="0.1666in" fo:background-color="#FFFFFE"/>
    </style:style>
    <style:style style:name="T6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67" style:parent-style-name="Normal" style:family="paragraph">
      <style:paragraph-properties fo:margin-bottom="0in" style:line-height-at-least="0.1666in" fo:background-color="#FFFFFE"/>
    </style:style>
    <style:style style:name="T6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9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T7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7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7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73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7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5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6" style:parent-style-name="Normal" style:family="paragraph">
      <style:paragraph-properties fo:margin-bottom="0in" style:line-height-at-least="0.1666in" fo:background-color="#FFFFFE"/>
    </style:style>
    <style:style style:name="T7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7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9" style:parent-style-name="Normal" style:family="paragraph">
      <style:paragraph-properties fo:margin-bottom="0in" style:line-height-at-least="0.1666in" fo:background-color="#FFFFFE"/>
    </style:style>
    <style:style style:name="T8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1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P82" style:parent-style-name="Normal" style:family="paragraph">
      <style:paragraph-properties fo:margin-bottom="0in" style:line-height-at-least="0.1666in" fo:background-color="#FFFFFE"/>
    </style:style>
    <style:style style:name="T8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84" style:parent-style-name="Normal" style:family="paragraph">
      <style:paragraph-properties fo:margin-bottom="0in" style:line-height-at-least="0.1666in" fo:background-color="#FFFFFE"/>
    </style:style>
    <style:style style:name="T8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6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T8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8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0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9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92" style:parent-style-name="Normal" style:family="paragraph">
      <style:paragraph-properties fo:margin-bottom="0.1666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93" style:parent-style-name="Normal" style:family="paragraph">
      <style:paragraph-properties fo:margin-bottom="0in" style:line-height-at-least="0.1666in" fo:background-color="#FFFFFE"/>
    </style:style>
    <style:style style:name="T94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95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96" style:parent-style-name="Normal" style:family="paragraph">
      <style:paragraph-properties fo:margin-bottom="0in" style:line-height-at-least="0.1666in" fo:background-color="#FFFFFE"/>
    </style:style>
    <style:style style:name="T9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98" style:parent-style-name="Normal" style:family="paragraph">
      <style:paragraph-properties fo:margin-bottom="0in" style:line-height-at-least="0.1666in" fo:background-color="#FFFFFE"/>
    </style:style>
    <style:style style:name="T9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09" style:parent-style-name="Normal" style:family="paragraph">
      <style:paragraph-properties fo:margin-bottom="0in" style:line-height-at-least="0.1666in" fo:background-color="#FFFFFE"/>
    </style:style>
    <style:style style:name="T11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111" style:parent-style-name="Normal" style:family="paragraph">
      <style:paragraph-properties fo:margin-bottom="0in" style:line-height-at-least="0.1666in" fo:background-color="#FFFFFE"/>
    </style:style>
    <style:style style:name="T11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1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14" style:parent-style-name="Normal" style:family="paragraph">
      <style:paragraph-properties fo:margin-bottom="0in" style:line-height-at-least="0.1666in" fo:background-color="#FFFFFE"/>
    </style:style>
    <style:style style:name="T11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1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18" style:parent-style-name="Normal" style:family="paragraph">
      <style:paragraph-properties fo:margin-bottom="0in" style:line-height-at-least="0.1666in" fo:background-color="#FFFFFE"/>
    </style:style>
    <style:style style:name="T11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2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22" style:parent-style-name="Normal" style:family="paragraph">
      <style:paragraph-properties fo:margin-bottom="0in" style:line-height-at-least="0.1666in" fo:background-color="#FFFFFE"/>
    </style:style>
    <style:style style:name="T12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2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26" style:parent-style-name="Normal" style:family="paragraph">
      <style:paragraph-properties fo:margin-bottom="0in" style:line-height-at-least="0.1666in" fo:background-color="#FFFFFE"/>
    </style:style>
    <style:style style:name="T12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2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30" style:parent-style-name="Normal" style:family="paragraph">
      <style:paragraph-properties fo:margin-bottom="0in" style:line-height-at-least="0.1666in" fo:background-color="#FFFFFE"/>
    </style:style>
    <style:style style:name="T13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34" style:parent-style-name="Normal" style:family="paragraph">
      <style:paragraph-properties fo:margin-bottom="0in" style:line-height-at-least="0.1666in" fo:background-color="#FFFFFE"/>
    </style:style>
    <style:style style:name="T13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38" style:parent-style-name="Normal" style:family="paragraph">
      <style:paragraph-properties fo:margin-bottom="0in" style:line-height-at-least="0.1666in" fo:background-color="#FFFFFE"/>
    </style:style>
    <style:style style:name="T13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42" style:parent-style-name="Normal" style:family="paragraph">
      <style:paragraph-properties fo:margin-bottom="0in" style:line-height-at-least="0.1666in" fo:background-color="#FFFFFE"/>
    </style:style>
    <style:style style:name="T14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46" style:parent-style-name="Normal" style:family="paragraph">
      <style:paragraph-properties fo:margin-bottom="0in" style:line-height-at-least="0.1666in" fo:background-color="#FFFFFE"/>
    </style:style>
    <style:style style:name="T14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0" style:parent-style-name="Normal" style:family="paragraph">
      <style:paragraph-properties fo:margin-bottom="0in" style:line-height-at-least="0.1666in" fo:background-color="#FFFFFE"/>
    </style:style>
    <style:style style:name="T15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5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5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4" style:parent-style-name="Normal" style:family="paragraph">
      <style:paragraph-properties fo:margin-bottom="0in" style:line-height-at-least="0.1666in" fo:background-color="#FFFFFE"/>
    </style:style>
    <style:style style:name="T15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5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5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8" style:parent-style-name="Normal" style:family="paragraph">
      <style:paragraph-properties fo:margin-bottom="0in" style:line-height-at-least="0.1666in" fo:background-color="#FFFFFE"/>
    </style:style>
    <style:style style:name="T15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6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6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62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63" style:parent-style-name="Normal" style:family="paragraph">
      <style:paragraph-properties fo:margin-bottom="0in" style:line-height-at-least="0.1666in" fo:background-color="#FFFFFE"/>
    </style:style>
    <style:style style:name="T16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165" style:parent-style-name="Normal" style:family="paragraph">
      <style:paragraph-properties fo:margin-bottom="0in" style:line-height-at-least="0.1666in" fo:background-color="#FFFFFE"/>
    </style:style>
    <style:style style:name="T16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67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T16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69" style:parent-style-name="Normal" style:family="paragraph">
      <style:paragraph-properties fo:margin-bottom="0in" style:line-height-at-least="0.1666in" fo:background-color="#FFFFFE"/>
    </style:style>
    <style:style style:name="T17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7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72" style:parent-style-name="Normal" style:family="paragraph">
      <style:paragraph-properties fo:margin-bottom="0.1666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73" style:parent-style-name="Normal" style:family="paragraph">
      <style:paragraph-properties fo:margin-bottom="0in" style:line-height-at-least="0.1666in" fo:background-color="#FFFFFE"/>
    </style:style>
    <style:style style:name="T174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175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76" style:parent-style-name="Normal" style:family="paragraph">
      <style:paragraph-properties fo:margin-bottom="0in" style:line-height-at-least="0.1666in" fo:background-color="#FFFFFE"/>
    </style:style>
    <style:style style:name="T17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178" style:parent-style-name="Normal" style:family="paragraph">
      <style:paragraph-properties fo:margin-bottom="0in" style:line-height-at-least="0.1666in" fo:background-color="#FFFFFE"/>
    </style:style>
    <style:style style:name="T17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80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P181" style:parent-style-name="Normal" style:family="paragraph">
      <style:paragraph-properties fo:margin-bottom="0in" style:line-height-at-least="0.1666in" fo:background-color="#FFFFFE"/>
    </style:style>
    <style:style style:name="T18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8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84" style:parent-style-name="Normal" style:family="paragraph">
      <style:paragraph-properties fo:margin-bottom="0in" style:line-height-at-least="0.1666in" fo:background-color="#FFFFFE"/>
    </style:style>
    <style:style style:name="T18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86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T18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8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8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90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P191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192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193" style:parent-style-name="Normal" style:family="paragraph">
      <style:paragraph-properties fo:margin-bottom="0in" style:line-height-at-least="0.1666in" fo:background-color="#FFFFFE"/>
    </style:style>
    <style:style style:name="T194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T195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T196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197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98" style:parent-style-name="Normal" style:family="paragraph">
      <style:paragraph-properties fo:margin-bottom="0in" style:line-height-at-least="0.1666in" fo:background-color="#FFFFFE"/>
    </style:style>
    <style:style style:name="T19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200" style:parent-style-name="Normal" style:family="paragraph">
      <style:paragraph-properties fo:margin-bottom="0in" style:line-height-at-least="0.1666in" fo:background-color="#FFFFFE"/>
    </style:style>
    <style:style style:name="T20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20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20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20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20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20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20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20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20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21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211" style:parent-style-name="Normal" style:family="paragraph">
      <style:paragraph-properties fo:margin-bottom="0in" style:line-height-at-least="0.1666in" fo:background-color="#FFFFFE"/>
    </style:style>
    <style:style style:name="T21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213" style:parent-style-name="Normal" style:family="paragraph">
      <style:paragraph-properties fo:margin-bottom="0in" style:line-height-at-least="0.1666in" fo:background-color="#FFFFFE"/>
    </style:style>
    <style:style style:name="T21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215" style:parent-style-name="Normal" style:family="paragraph">
      <style:paragraph-properties fo:margin-bottom="0in" style:line-height-at-least="0.1666in" fo:background-color="#FFFFFE"/>
    </style:style>
    <style:style style:name="T21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217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P218" style:parent-style-name="Normal" style:family="paragraph">
      <style:paragraph-properties fo:margin-bottom="0in" style:line-height-at-least="0.1666in" fo:background-color="#FFFFFE"/>
    </style:style>
    <style:style style:name="T21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220" style:parent-style-name="Normal" style:family="paragraph">
      <style:paragraph-properties fo:margin-bottom="0in" style:line-height-at-least="0.1666in" fo:background-color="#FFFFFE"/>
    </style:style>
    <style:style style:name="T22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222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223" style:parent-style-name="Normal" style:family="paragraph">
      <style:paragraph-properties fo:margin-bottom="0in" style:line-height-at-least="0.1666in" fo:background-color="#FFFFFE"/>
    </style:style>
    <style:style style:name="T22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22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22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227" style:parent-style-name="Normal" style:family="paragraph">
      <style:paragraph-properties fo:margin-bottom="0in" style:line-height-at-least="0.1666in" fo:background-color="#FFFFFE"/>
    </style:style>
    <style:style style:name="T22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229" style:parent-style-name="Normal" style:family="paragraph">
      <style:paragraph-properties fo:margin-bottom="0in" style:line-height-at-least="0.1666in" fo:background-color="#FFFFFE"/>
    </style:style>
    <style:style style:name="T23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231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P232" style:parent-style-name="Normal" style:family="paragraph">
      <style:paragraph-properties fo:margin-bottom="0in" style:line-height-at-least="0.1666in" fo:background-color="#FFFFFE"/>
    </style:style>
    <style:style style:name="T23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234" style:parent-style-name="Normal" style:family="paragraph">
      <style:paragraph-properties fo:margin-bottom="0in" style:line-height-at-least="0.1666in" fo:background-color="#FFFFFE"/>
    </style:style>
    <style:style style:name="T23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236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237" style:parent-style-name="Normal" style:family="paragraph">
      <style:paragraph-properties fo:margin-bottom="0in" style:line-height-at-least="0.1666in" fo:background-color="#FFFFFE"/>
    </style:style>
    <style:style style:name="T23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23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24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241" style:parent-style-name="Normal" style:family="paragraph">
      <style:paragraph-properties fo:margin-bottom="0in" style:line-height-at-least="0.1666in" fo:background-color="#FFFFFE"/>
    </style:style>
    <style:style style:name="T24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243" style:parent-style-name="Normal" style:family="paragraph">
      <style:paragraph-properties fo:margin-bottom="0in" style:line-height-at-least="0.1666in" fo:background-color="#FFFFFE"/>
    </style:style>
    <style:style style:name="T24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245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P246" style:parent-style-name="Normal" style:family="paragraph">
      <style:paragraph-properties fo:margin-bottom="0in" style:line-height-at-least="0.1666in" fo:background-color="#FFFFFE"/>
    </style:style>
    <style:style style:name="T24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248" style:parent-style-name="Normal" style:family="paragraph">
      <style:paragraph-properties fo:margin-bottom="0in" style:line-height-at-least="0.1666in" fo:background-color="#FFFFFE"/>
    </style:style>
    <style:style style:name="T24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250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251" style:parent-style-name="Normal" style:family="paragraph">
      <style:paragraph-properties fo:margin-bottom="0in" style:line-height-at-least="0.1666in" fo:background-color="#FFFFFE"/>
    </style:style>
    <style:style style:name="T25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25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25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255" style:parent-style-name="Normal" style:family="paragraph">
      <style:paragraph-properties fo:margin-bottom="0in" style:line-height-at-least="0.1666in" fo:background-color="#FFFFFE"/>
    </style:style>
    <style:style style:name="T25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257" style:parent-style-name="Normal" style:family="paragraph">
      <style:paragraph-properties fo:margin-bottom="0in" style:line-height-at-least="0.1666in" fo:background-color="#FFFFFE"/>
    </style:style>
    <style:style style:name="T25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259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P260" style:parent-style-name="Normal" style:family="paragraph">
      <style:paragraph-properties fo:margin-bottom="0in" style:line-height-at-least="0.1666in" fo:background-color="#FFFFFE"/>
    </style:style>
    <style:style style:name="T26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262" style:parent-style-name="Normal" style:family="paragraph">
      <style:paragraph-properties fo:margin-bottom="0in" style:line-height-at-least="0.1666in" fo:background-color="#FFFFFE"/>
    </style:style>
    <style:style style:name="T26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264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T26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266" style:parent-style-name="Normal" style:family="paragraph">
      <style:paragraph-properties fo:margin-bottom="0in" style:line-height-at-least="0.1666in" fo:background-color="#FFFFFE"/>
    </style:style>
    <style:style style:name="T26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26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269" style:parent-style-name="Normal" style:family="paragraph">
      <style:paragraph-properties fo:margin-bottom="0.1666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270" style:parent-style-name="Normal" style:family="paragraph">
      <style:paragraph-properties fo:margin-bottom="0in" style:line-height-at-least="0.1666in" fo:background-color="#FFFFFE"/>
    </style:style>
    <style:style style:name="T271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272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273" style:parent-style-name="Normal" style:family="paragraph">
      <style:paragraph-properties fo:margin-bottom="0in" style:line-height-at-least="0.1666in" fo:background-color="#FFFFFE"/>
    </style:style>
    <style:style style:name="T27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27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276" style:parent-style-name="Normal" style:family="paragraph">
      <style:paragraph-properties fo:margin-bottom="0in" style:line-height-at-least="0.1666in" fo:background-color="#FFFFFE"/>
    </style:style>
    <style:style style:name="T27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278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P279" style:parent-style-name="Normal" style:family="paragraph">
      <style:paragraph-properties fo:margin-bottom="0in" style:line-height-at-least="0.1666in" fo:background-color="#FFFFFE"/>
    </style:style>
    <style:style style:name="T28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281" style:parent-style-name="Normal" style:family="paragraph">
      <style:paragraph-properties fo:margin-bottom="0in" style:line-height-at-least="0.1666in" fo:background-color="#FFFFFE"/>
    </style:style>
    <style:style style:name="T28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283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284" style:parent-style-name="Normal" style:family="paragraph">
      <style:paragraph-properties fo:margin-bottom="0.1666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285" style:parent-style-name="Normal" style:family="paragraph">
      <style:paragraph-properties fo:margin-bottom="0in" style:line-height-at-least="0.1666in" fo:background-color="#FFFFFE"/>
    </style:style>
    <style:style style:name="T286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T287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T28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289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290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291" style:parent-style-name="Normal" style:family="paragraph">
      <style:paragraph-properties fo:margin-bottom="0in" style:line-height-at-least="0.1666in" fo:background-color="#FFFFFE"/>
    </style:style>
    <style:style style:name="T29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29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29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29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296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29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29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299" style:parent-style-name="Normal" style:family="paragraph">
      <style:paragraph-properties fo:margin-bottom="0in" style:line-height-at-least="0.1666in" fo:background-color="#FFFFFE"/>
    </style:style>
    <style:style style:name="T30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0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30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303" style:parent-style-name="Normal" style:family="paragraph">
      <style:paragraph-properties fo:margin-bottom="0in" style:line-height-at-least="0.1666in" fo:background-color="#FFFFFE"/>
    </style:style>
    <style:style style:name="T30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0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30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307" style:parent-style-name="Normal" style:family="paragraph">
      <style:paragraph-properties fo:margin-bottom="0in" style:line-height-at-least="0.1666in" fo:background-color="#FFFFFE"/>
    </style:style>
    <style:style style:name="T30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0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31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311" style:parent-style-name="Normal" style:family="paragraph">
      <style:paragraph-properties fo:margin-bottom="0in" style:line-height-at-least="0.1666in" fo:background-color="#FFFFFE"/>
    </style:style>
    <style:style style:name="T31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1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31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315" style:parent-style-name="Normal" style:family="paragraph">
      <style:paragraph-properties fo:margin-bottom="0in" style:line-height-at-least="0.1666in" fo:background-color="#FFFFFE"/>
    </style:style>
    <style:style style:name="T31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1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31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319" style:parent-style-name="Normal" style:family="paragraph">
      <style:paragraph-properties fo:margin-bottom="0in" style:line-height-at-least="0.1666in" fo:background-color="#FFFFFE"/>
    </style:style>
    <style:style style:name="T32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2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32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323" style:parent-style-name="Normal" style:family="paragraph">
      <style:paragraph-properties fo:margin-bottom="0in" style:line-height-at-least="0.1666in" fo:background-color="#FFFFFE"/>
    </style:style>
    <style:style style:name="T32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2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32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327" style:parent-style-name="Normal" style:family="paragraph">
      <style:paragraph-properties fo:margin-bottom="0in" style:line-height-at-least="0.1666in" fo:background-color="#FFFFFE"/>
    </style:style>
    <style:style style:name="T32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2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33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331" style:parent-style-name="Normal" style:family="paragraph">
      <style:paragraph-properties fo:margin-bottom="0in" style:line-height-at-least="0.1666in" fo:background-color="#FFFFFE"/>
    </style:style>
    <style:style style:name="T33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3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33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335" style:parent-style-name="Normal" style:family="paragraph">
      <style:paragraph-properties fo:margin-bottom="0in" style:line-height-at-least="0.1666in" fo:background-color="#FFFFFE"/>
    </style:style>
    <style:style style:name="T33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3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33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339" style:parent-style-name="Normal" style:family="paragraph">
      <style:paragraph-properties fo:margin-bottom="0in" style:line-height-at-least="0.1666in" fo:background-color="#FFFFFE"/>
    </style:style>
    <style:style style:name="T34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4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34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343" style:parent-style-name="Normal" style:family="paragraph">
      <style:paragraph-properties fo:margin-bottom="0in" style:line-height-at-least="0.1666in" fo:background-color="#FFFFFE"/>
    </style:style>
    <style:style style:name="T34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4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34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347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348" style:parent-style-name="Normal" style:family="paragraph">
      <style:paragraph-properties fo:margin-bottom="0in" style:line-height-at-least="0.1666in" fo:background-color="#FFFFFE"/>
    </style:style>
    <style:style style:name="T34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350" style:parent-style-name="Normal" style:family="paragraph">
      <style:paragraph-properties fo:margin-bottom="0in" style:line-height-at-least="0.1666in" fo:background-color="#FFFFFE"/>
    </style:style>
    <style:style style:name="T35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52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353" style:parent-style-name="Normal" style:family="paragraph">
      <style:paragraph-properties fo:margin-bottom="0in" style:line-height-at-least="0.1666in" fo:background-color="#FFFFFE"/>
    </style:style>
    <style:style style:name="T354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P355" style:parent-style-name="Normal" style:family="paragraph">
      <style:paragraph-properties fo:margin-bottom="0in" style:line-height-at-least="0.1666in" fo:background-color="#FFFFFE"/>
    </style:style>
    <style:style style:name="T35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357" style:parent-style-name="Normal" style:family="paragraph">
      <style:paragraph-properties fo:margin-bottom="0in" style:line-height-at-least="0.1666in" fo:background-color="#FFFFFE"/>
    </style:style>
    <style:style style:name="T35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59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P360" style:parent-style-name="Normal" style:family="paragraph">
      <style:paragraph-properties fo:margin-bottom="0in" style:line-height-at-least="0.1666in" fo:background-color="#FFFFFE"/>
    </style:style>
    <style:style style:name="T36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362" style:parent-style-name="Normal" style:family="paragraph">
      <style:paragraph-properties fo:margin-bottom="0in" style:line-height-at-least="0.1666in" fo:background-color="#FFFFFE"/>
    </style:style>
    <style:style style:name="T36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64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365" style:parent-style-name="Normal" style:family="paragraph">
      <style:paragraph-properties fo:margin-bottom="0in" style:line-height-at-least="0.1666in" fo:background-color="#FFFFFE"/>
    </style:style>
    <style:style style:name="T36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36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6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369" style:parent-style-name="Normal" style:family="paragraph">
      <style:paragraph-properties fo:margin-bottom="0in" style:line-height-at-least="0.1666in" fo:background-color="#FFFFFE"/>
    </style:style>
    <style:style style:name="T37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371" style:parent-style-name="Normal" style:family="paragraph">
      <style:paragraph-properties fo:margin-bottom="0in" style:line-height-at-least="0.1666in" fo:background-color="#FFFFFE"/>
    </style:style>
    <style:style style:name="T37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73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P374" style:parent-style-name="Normal" style:family="paragraph">
      <style:paragraph-properties fo:margin-bottom="0in" style:line-height-at-least="0.1666in" fo:background-color="#FFFFFE"/>
    </style:style>
    <style:style style:name="T37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376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377" style:parent-style-name="Normal" style:family="paragraph">
      <style:paragraph-properties fo:margin-bottom="0in" style:line-height-at-least="0.1666in" fo:background-color="#FFFFFE"/>
    </style:style>
    <style:style style:name="T37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37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8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381" style:parent-style-name="Normal" style:family="paragraph">
      <style:paragraph-properties fo:margin-bottom="0in" style:line-height-at-least="0.1666in" fo:background-color="#FFFFFE"/>
    </style:style>
    <style:style style:name="T38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383" style:parent-style-name="Normal" style:family="paragraph">
      <style:paragraph-properties fo:margin-bottom="0in" style:line-height-at-least="0.1666in" fo:background-color="#FFFFFE"/>
    </style:style>
    <style:style style:name="T38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85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P386" style:parent-style-name="Normal" style:family="paragraph">
      <style:paragraph-properties fo:margin-bottom="0in" style:line-height-at-least="0.1666in" fo:background-color="#FFFFFE"/>
    </style:style>
    <style:style style:name="T38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388" style:parent-style-name="Normal" style:family="paragraph">
      <style:paragraph-properties fo:margin-bottom="0in" style:line-height-at-least="0.1666in" fo:background-color="#FFFFFE"/>
    </style:style>
    <style:style style:name="T38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90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391" style:parent-style-name="Normal" style:family="paragraph">
      <style:paragraph-properties fo:margin-bottom="0in" style:line-height-at-least="0.1666in" fo:background-color="#FFFFFE"/>
    </style:style>
    <style:style style:name="T39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39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9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395" style:parent-style-name="Normal" style:family="paragraph">
      <style:paragraph-properties fo:margin-bottom="0in" style:line-height-at-least="0.1666in" fo:background-color="#FFFFFE"/>
    </style:style>
    <style:style style:name="T39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397" style:parent-style-name="Normal" style:family="paragraph">
      <style:paragraph-properties fo:margin-bottom="0in" style:line-height-at-least="0.1666in" fo:background-color="#FFFFFE"/>
    </style:style>
    <style:style style:name="T39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399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P400" style:parent-style-name="Normal" style:family="paragraph">
      <style:paragraph-properties fo:margin-bottom="0in" style:line-height-at-least="0.1666in" fo:background-color="#FFFFFE"/>
    </style:style>
    <style:style style:name="T40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402" style:parent-style-name="Normal" style:family="paragraph">
      <style:paragraph-properties fo:margin-bottom="0in" style:line-height-at-least="0.1666in" fo:background-color="#FFFFFE"/>
    </style:style>
    <style:style style:name="T40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04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T40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406" style:parent-style-name="Normal" style:family="paragraph">
      <style:paragraph-properties fo:margin-bottom="0.1666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407" style:parent-style-name="Normal" style:family="paragraph">
      <style:paragraph-properties fo:margin-bottom="0in" style:line-height-at-least="0.1666in" fo:background-color="#FFFFFE"/>
    </style:style>
    <style:style style:name="T408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409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410" style:parent-style-name="Normal" style:family="paragraph">
      <style:paragraph-properties fo:margin-bottom="0in" style:line-height-at-least="0.1666in" fo:background-color="#FFFFFE"/>
    </style:style>
    <style:style style:name="T41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1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413" style:parent-style-name="Normal" style:family="paragraph">
      <style:paragraph-properties fo:margin-bottom="0in" style:line-height-at-least="0.1666in" fo:background-color="#FFFFFE"/>
    </style:style>
    <style:style style:name="T41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1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16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41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1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19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42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2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2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423" style:parent-style-name="Normal" style:family="paragraph">
      <style:paragraph-properties fo:margin-bottom="0in" style:line-height-at-least="0.1666in" fo:background-color="#FFFFFE"/>
    </style:style>
    <style:style style:name="T42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2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26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42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2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2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430" style:parent-style-name="Normal" style:family="paragraph">
      <style:paragraph-properties fo:margin-bottom="0in" style:line-height-at-least="0.1666in" fo:background-color="#FFFFFE"/>
    </style:style>
    <style:style style:name="T43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432" style:parent-style-name="Normal" style:family="paragraph">
      <style:paragraph-properties fo:margin-bottom="0in" style:line-height-at-least="0.1666in" fo:background-color="#FFFFFE"/>
    </style:style>
    <style:style style:name="T43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34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435" style:parent-style-name="Normal" style:family="paragraph">
      <style:paragraph-properties fo:margin-bottom="0.1666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436" style:parent-style-name="Normal" style:family="paragraph">
      <style:paragraph-properties fo:margin-bottom="0in" style:line-height-at-least="0.1666in" fo:background-color="#FFFFFE"/>
    </style:style>
    <style:style style:name="T437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438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439" style:parent-style-name="Normal" style:family="paragraph">
      <style:paragraph-properties fo:margin-bottom="0in" style:line-height-at-least="0.1666in" fo:background-color="#FFFFFE"/>
    </style:style>
    <style:style style:name="T44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4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442" style:parent-style-name="Normal" style:family="paragraph">
      <style:paragraph-properties fo:margin-bottom="0in" style:line-height-at-least="0.1666in" fo:background-color="#FFFFFE"/>
    </style:style>
    <style:style style:name="T44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4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45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44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4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4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4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50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45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5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5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454" style:parent-style-name="Normal" style:family="paragraph">
      <style:paragraph-properties fo:margin-bottom="0in" style:line-height-at-least="0.1666in" fo:background-color="#FFFFFE"/>
    </style:style>
    <style:style style:name="T45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5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57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45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5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6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6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62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46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6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6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466" style:parent-style-name="Normal" style:family="paragraph">
      <style:paragraph-properties fo:margin-bottom="0in" style:line-height-at-least="0.1666in" fo:background-color="#FFFFFE"/>
    </style:style>
    <style:style style:name="T46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6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69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47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7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7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7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74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47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7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7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478" style:parent-style-name="Normal" style:family="paragraph">
      <style:paragraph-properties fo:margin-bottom="0in" style:line-height-at-least="0.1666in" fo:background-color="#FFFFFE"/>
    </style:style>
    <style:style style:name="T47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8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81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48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8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8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8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86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48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8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8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490" style:parent-style-name="Normal" style:family="paragraph">
      <style:paragraph-properties fo:margin-bottom="0in" style:line-height-at-least="0.1666in" fo:background-color="#FFFFFE"/>
    </style:style>
    <style:style style:name="T49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9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93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49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9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9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49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498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49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0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0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502" style:parent-style-name="Normal" style:family="paragraph">
      <style:paragraph-properties fo:margin-bottom="0in" style:line-height-at-least="0.1666in" fo:background-color="#FFFFFE"/>
    </style:style>
    <style:style style:name="T50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0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05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50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0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0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0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10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51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1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1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514" style:parent-style-name="Normal" style:family="paragraph">
      <style:paragraph-properties fo:margin-bottom="0in" style:line-height-at-least="0.1666in" fo:background-color="#FFFFFE"/>
    </style:style>
    <style:style style:name="T51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1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17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51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1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2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2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22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52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2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2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526" style:parent-style-name="Normal" style:family="paragraph">
      <style:paragraph-properties fo:margin-bottom="0in" style:line-height-at-least="0.1666in" fo:background-color="#FFFFFE"/>
    </style:style>
    <style:style style:name="T52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2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29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53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3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3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3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34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53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3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3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538" style:parent-style-name="Normal" style:family="paragraph">
      <style:paragraph-properties fo:margin-bottom="0in" style:line-height-at-least="0.1666in" fo:background-color="#FFFFFE"/>
    </style:style>
    <style:style style:name="T53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4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41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54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4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4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4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46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54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4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4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550" style:parent-style-name="Normal" style:family="paragraph">
      <style:paragraph-properties fo:margin-bottom="0in" style:line-height-at-least="0.1666in" fo:background-color="#FFFFFE"/>
    </style:style>
    <style:style style:name="T55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5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53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55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5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5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5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58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55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6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6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562" style:parent-style-name="Normal" style:family="paragraph">
      <style:paragraph-properties fo:margin-bottom="0in" style:line-height-at-least="0.1666in" fo:background-color="#FFFFFE"/>
    </style:style>
    <style:style style:name="T56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6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65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56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6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6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6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70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57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7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7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574" style:parent-style-name="Normal" style:family="paragraph">
      <style:paragraph-properties fo:margin-bottom="0in" style:line-height-at-least="0.1666in" fo:background-color="#FFFFFE"/>
    </style:style>
    <style:style style:name="T57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7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77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57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7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8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8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82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58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8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58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586" style:parent-style-name="Normal" style:family="paragraph">
      <style:paragraph-properties fo:margin-bottom="0in" style:line-height-at-least="0.1666in" fo:background-color="#FFFFFE"/>
    </style:style>
    <style:style style:name="T58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588" style:parent-style-name="Normal" style:family="paragraph">
      <style:paragraph-properties fo:margin-bottom="0in" style:line-height-at-least="0.1666in" fo:background-color="#FFFFFE"/>
    </style:style>
    <style:style style:name="T58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590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T59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592" style:parent-style-name="Normal" style:family="paragraph">
      <style:paragraph-properties fo:margin-bottom="0.1666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593" style:parent-style-name="Normal" style:family="paragraph">
      <style:paragraph-properties fo:margin-bottom="0in" style:line-height-at-least="0.1666in" fo:background-color="#FFFFFE"/>
    </style:style>
    <style:style style:name="T594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595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596" style:parent-style-name="Normal" style:family="paragraph">
      <style:paragraph-properties fo:margin-bottom="0in" style:line-height-at-least="0.1666in" fo:background-color="#FFFFFE"/>
    </style:style>
    <style:style style:name="T59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598" style:parent-style-name="Normal" style:family="paragraph">
      <style:paragraph-properties fo:margin-bottom="0in" style:line-height-at-least="0.1666in" fo:background-color="#FFFFFE"/>
    </style:style>
    <style:style style:name="T59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0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601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60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03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60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0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60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607" style:parent-style-name="Normal" style:family="paragraph">
      <style:paragraph-properties fo:margin-bottom="0in" style:line-height-at-least="0.1666in" fo:background-color="#FFFFFE"/>
    </style:style>
    <style:style style:name="T60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0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610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61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12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61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1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61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616" style:parent-style-name="Normal" style:family="paragraph">
      <style:paragraph-properties fo:margin-bottom="0in" style:line-height-at-least="0.1666in" fo:background-color="#FFFFFE"/>
    </style:style>
    <style:style style:name="T61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618" style:parent-style-name="Normal" style:family="paragraph">
      <style:paragraph-properties fo:margin-bottom="0in" style:line-height-at-least="0.1666in" fo:background-color="#FFFFFE"/>
    </style:style>
    <style:style style:name="T61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20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T62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622" style:parent-style-name="Normal" style:family="paragraph">
      <style:paragraph-properties fo:margin-bottom="0.1666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623" style:parent-style-name="Normal" style:family="paragraph">
      <style:paragraph-properties fo:margin-bottom="0in" style:line-height-at-least="0.1666in" fo:background-color="#FFFFFE"/>
    </style:style>
    <style:style style:name="T624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625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626" style:parent-style-name="Normal" style:family="paragraph">
      <style:paragraph-properties fo:margin-bottom="0in" style:line-height-at-least="0.1666in" fo:background-color="#FFFFFE"/>
    </style:style>
    <style:style style:name="T62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62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29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630" style:parent-style-name="Normal" style:family="paragraph">
      <style:paragraph-properties fo:margin-bottom="0in" style:line-height-at-least="0.1666in" fo:background-color="#FFFFFE"/>
    </style:style>
    <style:style style:name="T63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63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33" style:parent-style-name="DefaultParagraphFont" style:family="text">
      <style:text-properties style:font-name="Consolas" style:font-name-asian="Times New Roman" style:font-name-complex="Times New Roman" fo:color="#800000" fo:font-size="9pt" style:font-size-asian="9pt" style:font-size-complex="9pt"/>
    </style:style>
    <style:style style:name="T63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35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636" style:parent-style-name="Normal" style:family="paragraph">
      <style:paragraph-properties fo:margin-bottom="0in" style:line-height-at-least="0.1666in" fo:background-color="#FFFFFE"/>
    </style:style>
    <style:style style:name="T63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63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3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64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4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64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643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644" style:parent-style-name="Normal" style:family="paragraph">
      <style:paragraph-properties fo:margin-bottom="0in" style:line-height-at-least="0.1666in" fo:background-color="#FFFFFE"/>
    </style:style>
    <style:style style:name="T64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646" style:parent-style-name="Normal" style:family="paragraph">
      <style:paragraph-properties fo:margin-bottom="0in" style:line-height-at-least="0.1666in" fo:background-color="#FFFFFE"/>
    </style:style>
    <style:style style:name="T64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48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P649" style:parent-style-name="Normal" style:family="paragraph">
      <style:paragraph-properties fo:margin-bottom="0in" style:line-height-at-least="0.1666in" fo:background-color="#FFFFFE"/>
    </style:style>
    <style:style style:name="T65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651" style:parent-style-name="Normal" style:family="paragraph">
      <style:paragraph-properties fo:margin-bottom="0in" style:line-height-at-least="0.1666in" fo:background-color="#FFFFFE"/>
    </style:style>
    <style:style style:name="T65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53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654" style:parent-style-name="Normal" style:family="paragraph">
      <style:paragraph-properties fo:margin-bottom="0in" style:line-height-at-least="0.1666in" fo:background-color="#FFFFFE"/>
    </style:style>
    <style:style style:name="T65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656" style:parent-style-name="Normal" style:family="paragraph">
      <style:paragraph-properties fo:margin-bottom="0in" style:line-height-at-least="0.1666in" fo:background-color="#FFFFFE"/>
    </style:style>
    <style:style style:name="T65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5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65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6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66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662" style:parent-style-name="Normal" style:family="paragraph">
      <style:paragraph-properties fo:margin-bottom="0.1666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663" style:parent-style-name="Normal" style:family="paragraph">
      <style:paragraph-properties fo:margin-bottom="0in" style:line-height-at-least="0.1666in" fo:background-color="#FFFFFE"/>
    </style:style>
    <style:style style:name="T664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665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666" style:parent-style-name="Normal" style:family="paragraph">
      <style:paragraph-properties fo:margin-bottom="0in" style:line-height-at-least="0.1666in" fo:background-color="#FFFFFE"/>
    </style:style>
    <style:style style:name="T66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66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6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67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71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672" style:parent-style-name="Normal" style:family="paragraph">
      <style:paragraph-properties fo:margin-bottom="0in" style:line-height-at-least="0.1666in" fo:background-color="#FFFFFE"/>
    </style:style>
    <style:style style:name="T67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67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7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67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677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678" style:parent-style-name="Normal" style:family="paragraph">
      <style:paragraph-properties fo:margin-bottom="0in" style:line-height-at-least="0.1666in" fo:background-color="#FFFFFE"/>
    </style:style>
    <style:style style:name="T67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68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81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682" style:parent-style-name="Normal" style:family="paragraph">
      <style:paragraph-properties fo:margin-bottom="0in" style:line-height-at-least="0.1666in" fo:background-color="#FFFFFE"/>
    </style:style>
    <style:style style:name="T68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68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85" style:parent-style-name="DefaultParagraphFont" style:family="text">
      <style:text-properties style:font-name="Consolas" style:font-name-asian="Times New Roman" style:font-name-complex="Times New Roman" fo:color="#800000" fo:font-size="9pt" style:font-size-asian="9pt" style:font-size-complex="9pt"/>
    </style:style>
    <style:style style:name="T68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8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688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68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90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P691" style:parent-style-name="Normal" style:family="paragraph">
      <style:paragraph-properties fo:margin-bottom="0in" style:line-height-at-least="0.1666in" fo:background-color="#FFFFFE"/>
    </style:style>
    <style:style style:name="T69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69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9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69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9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69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69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69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00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01" style:parent-style-name="Normal" style:family="paragraph">
      <style:paragraph-properties fo:margin-bottom="0in" style:line-height-at-least="0.1666in" fo:background-color="#FFFFFE"/>
    </style:style>
    <style:style style:name="T70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70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04" style:parent-style-name="Normal" style:family="paragraph">
      <style:paragraph-properties fo:margin-bottom="0in" style:line-height-at-least="0.1666in" fo:background-color="#FFFFFE"/>
    </style:style>
    <style:style style:name="T70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70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707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70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709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71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71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71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13" style:parent-style-name="Normal" style:family="paragraph">
      <style:paragraph-properties fo:margin-bottom="0in" style:line-height-at-least="0.1666in" fo:background-color="#FFFFFE"/>
    </style:style>
    <style:style style:name="T71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71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716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71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718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71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72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72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22" style:parent-style-name="Normal" style:family="paragraph">
      <style:paragraph-properties fo:margin-bottom="0in" style:line-height-at-least="0.1666in" fo:background-color="#FFFFFE"/>
    </style:style>
    <style:style style:name="T72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72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25" style:parent-style-name="Normal" style:family="paragraph">
      <style:paragraph-properties fo:margin-bottom="0in" style:line-height-at-least="0.1666in" fo:background-color="#FFFFFE"/>
    </style:style>
    <style:style style:name="T72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727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T72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29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30" style:parent-style-name="Normal" style:family="paragraph">
      <style:paragraph-properties fo:margin-bottom="0in" style:line-height-at-least="0.1666in" fo:background-color="#FFFFFE"/>
    </style:style>
    <style:style style:name="T73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73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33" style:parent-style-name="Normal" style:family="paragraph">
      <style:paragraph-properties fo:margin-bottom="0in" style:line-height-at-least="0.1666in" fo:background-color="#FFFFFE"/>
    </style:style>
    <style:style style:name="T73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73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736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73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73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73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40" style:parent-style-name="Normal" style:family="paragraph">
      <style:paragraph-properties fo:margin-bottom="0in" style:line-height-at-least="0.1666in" fo:background-color="#FFFFFE"/>
    </style:style>
    <style:style style:name="T74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74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43" style:parent-style-name="Normal" style:family="paragraph">
      <style:paragraph-properties fo:margin-bottom="0in" style:line-height-at-least="0.1666in" fo:background-color="#FFFFFE"/>
    </style:style>
    <style:style style:name="T74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745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746" style:parent-style-name="Normal" style:family="paragraph">
      <style:paragraph-properties fo:margin-bottom="0in" style:line-height-at-least="0.1666in" fo:background-color="#FFFFFE"/>
    </style:style>
    <style:style style:name="T74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74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49" style:parent-style-name="Normal" style:family="paragraph">
      <style:paragraph-properties fo:margin-bottom="0in" style:line-height-at-least="0.1666in" fo:background-color="#FFFFFE"/>
    </style:style>
    <style:style style:name="T75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751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75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753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75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55" style:parent-style-name="Normal" style:family="paragraph">
      <style:paragraph-properties fo:margin-bottom="0.1666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56" style:parent-style-name="Normal" style:family="paragraph">
      <style:paragraph-properties fo:margin-bottom="0in" style:line-height-at-least="0.1666in" fo:background-color="#FFFFFE"/>
    </style:style>
    <style:style style:name="T757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758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59" style:parent-style-name="Normal" style:family="paragraph">
      <style:paragraph-properties fo:margin-bottom="0in" style:line-height-at-least="0.1666in" fo:background-color="#FFFFFE"/>
    </style:style>
    <style:style style:name="T76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76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62" style:parent-style-name="Normal" style:family="paragraph">
      <style:paragraph-properties fo:margin-bottom="0in" style:line-height-at-least="0.1666in" fo:background-color="#FFFFFE"/>
    </style:style>
    <style:style style:name="T76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76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65" style:parent-style-name="Normal" style:family="paragraph">
      <style:paragraph-properties fo:margin-bottom="0in" style:line-height-at-least="0.1666in" fo:background-color="#FFFFFE"/>
    </style:style>
    <style:style style:name="T76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767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768" style:parent-style-name="Normal" style:family="paragraph">
      <style:paragraph-properties fo:margin-bottom="0in" style:line-height-at-least="0.1666in" fo:background-color="#FFFFFE"/>
    </style:style>
    <style:style style:name="T76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77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71" style:parent-style-name="Normal" style:family="paragraph">
      <style:paragraph-properties fo:margin-bottom="0in" style:line-height-at-least="0.1666in" fo:background-color="#FFFFFE"/>
    </style:style>
    <style:style style:name="T77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773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77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775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77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77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78" style:parent-style-name="Normal" style:family="paragraph">
      <style:paragraph-properties fo:margin-bottom="0in" style:line-height-at-least="0.1666in" fo:background-color="#FFFFFE"/>
    </style:style>
    <style:style style:name="T77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78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81" style:parent-style-name="Normal" style:family="paragraph">
      <style:paragraph-properties fo:margin-bottom="0in" style:line-height-at-least="0.1666in" fo:background-color="#FFFFFE"/>
    </style:style>
    <style:style style:name="T78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78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784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78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78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78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88" style:parent-style-name="Normal" style:family="paragraph">
      <style:paragraph-properties fo:margin-bottom="0in" style:line-height-at-least="0.1666in" fo:background-color="#FFFFFE"/>
    </style:style>
    <style:style style:name="T78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79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91" style:parent-style-name="Normal" style:family="paragraph">
      <style:paragraph-properties fo:margin-bottom="0in" style:line-height-at-least="0.1666in" fo:background-color="#FFFFFE"/>
    </style:style>
    <style:style style:name="T79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793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794" style:parent-style-name="Normal" style:family="paragraph">
      <style:paragraph-properties fo:margin-bottom="0in" style:line-height-at-least="0.1666in" fo:background-color="#FFFFFE"/>
    </style:style>
    <style:style style:name="T79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79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797" style:parent-style-name="Normal" style:family="paragraph">
      <style:paragraph-properties fo:margin-bottom="0in" style:line-height-at-least="0.1666in" fo:background-color="#FFFFFE"/>
    </style:style>
    <style:style style:name="T79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799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80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01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80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803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804" style:parent-style-name="Normal" style:family="paragraph">
      <style:paragraph-properties fo:margin-bottom="0in" style:line-height-at-least="0.1666in" fo:background-color="#FFFFFE"/>
    </style:style>
    <style:style style:name="T80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80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807" style:parent-style-name="Normal" style:family="paragraph">
      <style:paragraph-properties fo:margin-bottom="0in" style:line-height-at-least="0.1666in" fo:background-color="#FFFFFE"/>
    </style:style>
    <style:style style:name="T80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0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810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81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12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81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1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81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816" style:parent-style-name="Normal" style:family="paragraph">
      <style:paragraph-properties fo:margin-bottom="0in" style:line-height-at-least="0.1666in" fo:background-color="#FFFFFE"/>
    </style:style>
    <style:style style:name="T81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1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819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82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21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82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2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82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825" style:parent-style-name="Normal" style:family="paragraph">
      <style:paragraph-properties fo:margin-bottom="0in" style:line-height-at-least="0.1666in" fo:background-color="#FFFFFE"/>
    </style:style>
    <style:style style:name="T82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82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828" style:parent-style-name="Normal" style:family="paragraph">
      <style:paragraph-properties fo:margin-bottom="0in" style:line-height-at-least="0.1666in" fo:background-color="#FFFFFE"/>
    </style:style>
    <style:style style:name="T82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30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T83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832" style:parent-style-name="Normal" style:family="paragraph">
      <style:paragraph-properties fo:margin-bottom="0.1666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833" style:parent-style-name="Normal" style:family="paragraph">
      <style:paragraph-properties fo:margin-bottom="0in" style:line-height-at-least="0.1666in" fo:background-color="#FFFFFE"/>
    </style:style>
    <style:style style:name="T834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835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836" style:parent-style-name="Normal" style:family="paragraph">
      <style:paragraph-properties fo:margin-bottom="0in" style:line-height-at-least="0.1666in" fo:background-color="#FFFFFE"/>
    </style:style>
    <style:style style:name="T83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83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3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84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41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842" style:parent-style-name="Normal" style:family="paragraph">
      <style:paragraph-properties fo:margin-bottom="0in" style:line-height-at-least="0.1666in" fo:background-color="#FFFFFE"/>
    </style:style>
    <style:style style:name="T84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84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4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84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847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848" style:parent-style-name="Normal" style:family="paragraph">
      <style:paragraph-properties fo:margin-bottom="0in" style:line-height-at-least="0.1666in" fo:background-color="#FFFFFE"/>
    </style:style>
    <style:style style:name="T84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85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51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852" style:parent-style-name="Normal" style:family="paragraph">
      <style:paragraph-properties fo:margin-bottom="0in" style:line-height-at-least="0.1666in" fo:background-color="#FFFFFE"/>
    </style:style>
    <style:style style:name="T85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85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55" style:parent-style-name="DefaultParagraphFont" style:family="text">
      <style:text-properties style:font-name="Consolas" style:font-name-asian="Times New Roman" style:font-name-complex="Times New Roman" fo:color="#800000" fo:font-size="9pt" style:font-size-asian="9pt" style:font-size-complex="9pt"/>
    </style:style>
    <style:style style:name="T85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5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858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85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6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86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62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P863" style:parent-style-name="Normal" style:family="paragraph">
      <style:paragraph-properties fo:margin-bottom="0in" style:line-height-at-least="0.1666in" fo:background-color="#FFFFFE"/>
    </style:style>
    <style:style style:name="T86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86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6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86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6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86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7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87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872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873" style:parent-style-name="Normal" style:family="paragraph">
      <style:paragraph-properties fo:margin-bottom="0in" style:line-height-at-least="0.1666in" fo:background-color="#FFFFFE"/>
    </style:style>
    <style:style style:name="T87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87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876" style:parent-style-name="Normal" style:family="paragraph">
      <style:paragraph-properties fo:margin-bottom="0in" style:line-height-at-least="0.1666in" fo:background-color="#FFFFFE"/>
    </style:style>
    <style:style style:name="T87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78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P879" style:parent-style-name="Normal" style:family="paragraph">
      <style:paragraph-properties fo:margin-bottom="0in" style:line-height-at-least="0.1666in" fo:background-color="#FFFFFE"/>
    </style:style>
    <style:style style:name="T88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88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882" style:parent-style-name="Normal" style:family="paragraph">
      <style:paragraph-properties fo:margin-bottom="0in" style:line-height-at-least="0.1666in" fo:background-color="#FFFFFE"/>
    </style:style>
    <style:style style:name="T88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84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T88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8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88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88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88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890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891" style:parent-style-name="Normal" style:family="paragraph">
      <style:paragraph-properties fo:margin-bottom="0in" style:line-height-at-least="0.1666in" fo:background-color="#FFFFFE"/>
    </style:style>
    <style:style style:name="T89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89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894" style:parent-style-name="Normal" style:family="paragraph">
      <style:paragraph-properties fo:margin-bottom="0in" style:line-height-at-least="0.1666in" fo:background-color="#FFFFFE"/>
    </style:style>
    <style:style style:name="T89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9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897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89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899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90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0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90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903" style:parent-style-name="Normal" style:family="paragraph">
      <style:paragraph-properties fo:margin-bottom="0in" style:line-height-at-least="0.1666in" fo:background-color="#FFFFFE"/>
    </style:style>
    <style:style style:name="T90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0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906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90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08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90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1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91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912" style:parent-style-name="Normal" style:family="paragraph">
      <style:paragraph-properties fo:margin-bottom="0in" style:line-height-at-least="0.1666in" fo:background-color="#FFFFFE"/>
    </style:style>
    <style:style style:name="T91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91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915" style:parent-style-name="Normal" style:family="paragraph">
      <style:paragraph-properties fo:margin-bottom="0in" style:line-height-at-least="0.1666in" fo:background-color="#FFFFFE"/>
    </style:style>
    <style:style style:name="T91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17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T91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919" style:parent-style-name="Normal" style:family="paragraph">
      <style:paragraph-properties fo:margin-bottom="0.1666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920" style:parent-style-name="Normal" style:family="paragraph">
      <style:paragraph-properties fo:margin-bottom="0in" style:line-height-at-least="0.1666in" fo:background-color="#FFFFFE"/>
    </style:style>
    <style:style style:name="T921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922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923" style:parent-style-name="Normal" style:family="paragraph">
      <style:paragraph-properties fo:margin-bottom="0in" style:line-height-at-least="0.1666in" fo:background-color="#FFFFFE"/>
    </style:style>
    <style:style style:name="T92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92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2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92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28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929" style:parent-style-name="Normal" style:family="paragraph">
      <style:paragraph-properties fo:margin-bottom="0in" style:line-height-at-least="0.1666in" fo:background-color="#FFFFFE"/>
    </style:style>
    <style:style style:name="T93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93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3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93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3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93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936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937" style:parent-style-name="Normal" style:family="paragraph">
      <style:paragraph-properties fo:margin-bottom="0in" style:line-height-at-least="0.1666in" fo:background-color="#FFFFFE"/>
    </style:style>
    <style:style style:name="T93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93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40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941" style:parent-style-name="Normal" style:family="paragraph">
      <style:paragraph-properties fo:margin-bottom="0in" style:line-height-at-least="0.1666in" fo:background-color="#FFFFFE"/>
    </style:style>
    <style:style style:name="T94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94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44" style:parent-style-name="DefaultParagraphFont" style:family="text">
      <style:text-properties style:font-name="Consolas" style:font-name-asian="Times New Roman" style:font-name-complex="Times New Roman" fo:color="#800000" fo:font-size="9pt" style:font-size-asian="9pt" style:font-size-complex="9pt"/>
    </style:style>
    <style:style style:name="T94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4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94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948" style:parent-style-name="Normal" style:family="paragraph">
      <style:paragraph-properties fo:margin-bottom="0in" style:line-height-at-least="0.1666in" fo:background-color="#FFFFFE"/>
    </style:style>
    <style:style style:name="T94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5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95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52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95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5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95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56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957" style:parent-style-name="Normal" style:family="paragraph">
      <style:paragraph-properties fo:margin-bottom="0in" style:line-height-at-least="0.1666in" fo:background-color="#FFFFFE"/>
    </style:style>
    <style:style style:name="T95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5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96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61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96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6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96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65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966" style:parent-style-name="Normal" style:family="paragraph">
      <style:paragraph-properties fo:margin-bottom="0in" style:line-height-at-least="0.1666in" fo:background-color="#FFFFFE"/>
    </style:style>
    <style:style style:name="T96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6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96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70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97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7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97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74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975" style:parent-style-name="Normal" style:family="paragraph">
      <style:paragraph-properties fo:margin-bottom="0in" style:line-height-at-least="0.1666in" fo:background-color="#FFFFFE"/>
    </style:style>
    <style:style style:name="T97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7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97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79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98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8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98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83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984" style:parent-style-name="Normal" style:family="paragraph">
      <style:paragraph-properties fo:margin-bottom="0in" style:line-height-at-least="0.1666in" fo:background-color="#FFFFFE"/>
    </style:style>
    <style:style style:name="T98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8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98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88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98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9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99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92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993" style:parent-style-name="Normal" style:family="paragraph">
      <style:paragraph-properties fo:margin-bottom="0in" style:line-height-at-least="0.1666in" fo:background-color="#FFFFFE"/>
    </style:style>
    <style:style style:name="T99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9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99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97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99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99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0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01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1002" style:parent-style-name="Normal" style:family="paragraph">
      <style:paragraph-properties fo:margin-bottom="0in" style:line-height-at-least="0.1666in" fo:background-color="#FFFFFE"/>
    </style:style>
    <style:style style:name="T100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0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0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06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100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0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0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10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1011" style:parent-style-name="Normal" style:family="paragraph">
      <style:paragraph-properties fo:margin-bottom="0in" style:line-height-at-least="0.1666in" fo:background-color="#FFFFFE"/>
    </style:style>
    <style:style style:name="T101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1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1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1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1016" style:parent-style-name="Normal" style:family="paragraph">
      <style:paragraph-properties fo:margin-bottom="0in" style:line-height-at-least="0.1666in" fo:background-color="#FFFFFE"/>
    </style:style>
    <style:style style:name="T101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1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1019" style:parent-style-name="Normal" style:family="paragraph">
      <style:paragraph-properties fo:margin-bottom="0in" style:line-height-at-least="0.1666in" fo:background-color="#FFFFFE"/>
    </style:style>
    <style:style style:name="T102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2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2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2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2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2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2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2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028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029" style:parent-style-name="Normal" style:family="paragraph">
      <style:paragraph-properties fo:margin-bottom="0in" style:line-height-at-least="0.1666in" fo:background-color="#FFFFFE"/>
    </style:style>
    <style:style style:name="T103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3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032" style:parent-style-name="Normal" style:family="paragraph">
      <style:paragraph-properties fo:margin-bottom="0in" style:line-height-at-least="0.1666in" fo:background-color="#FFFFFE"/>
    </style:style>
    <style:style style:name="T103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34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P1035" style:parent-style-name="Normal" style:family="paragraph">
      <style:paragraph-properties fo:margin-bottom="0in" style:line-height-at-least="0.1666in" fo:background-color="#FFFFFE"/>
    </style:style>
    <style:style style:name="T103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3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038" style:parent-style-name="Normal" style:family="paragraph">
      <style:paragraph-properties fo:margin-bottom="0in" style:line-height-at-least="0.1666in" fo:background-color="#FFFFFE"/>
    </style:style>
    <style:style style:name="T103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40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T104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4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4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44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104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046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047" style:parent-style-name="Normal" style:family="paragraph">
      <style:paragraph-properties fo:margin-bottom="0in" style:line-height-at-least="0.1666in" fo:background-color="#FFFFFE"/>
    </style:style>
    <style:style style:name="T104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4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050" style:parent-style-name="Normal" style:family="paragraph">
      <style:paragraph-properties fo:margin-bottom="0in" style:line-height-at-least="0.1666in" fo:background-color="#FFFFFE"/>
    </style:style>
    <style:style style:name="T105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5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53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05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5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5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5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58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05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6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6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6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1063" style:parent-style-name="Normal" style:family="paragraph">
      <style:paragraph-properties fo:margin-bottom="0in" style:line-height-at-least="0.1666in" fo:background-color="#FFFFFE"/>
    </style:style>
    <style:style style:name="T106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6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066" style:parent-style-name="Normal" style:family="paragraph">
      <style:paragraph-properties fo:margin-bottom="0in" style:line-height-at-least="0.1666in" fo:background-color="#FFFFFE"/>
    </style:style>
    <style:style style:name="T106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68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T106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070" style:parent-style-name="Normal" style:family="paragraph">
      <style:paragraph-properties fo:margin-bottom="0.1666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071" style:parent-style-name="Normal" style:family="paragraph">
      <style:paragraph-properties fo:margin-bottom="0in" style:line-height-at-least="0.1666in" fo:background-color="#FFFFFE"/>
    </style:style>
    <style:style style:name="T1072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1073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074" style:parent-style-name="Normal" style:family="paragraph">
      <style:paragraph-properties fo:margin-bottom="0in" style:line-height-at-least="0.1666in" fo:background-color="#FFFFFE"/>
    </style:style>
    <style:style style:name="T1075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1076" style:parent-style-name="Normal" style:family="paragraph">
      <style:paragraph-properties fo:margin-bottom="0.1666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077" style:parent-style-name="Normal" style:family="paragraph">
      <style:paragraph-properties fo:margin-bottom="0in" style:line-height-at-least="0.1666in" fo:background-color="#FFFFFE"/>
    </style:style>
    <style:style style:name="T1078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1079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080" style:parent-style-name="Normal" style:family="paragraph">
      <style:paragraph-properties fo:margin-bottom="0in" style:line-height-at-least="0.1666in" fo:background-color="#FFFFFE"/>
    </style:style>
    <style:style style:name="T108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P1082" style:parent-style-name="Normal" style:family="paragraph">
      <style:paragraph-properties fo:margin-bottom="0in" style:line-height-at-least="0.1666in" fo:background-color="#FFFFFE"/>
    </style:style>
    <style:style style:name="T108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8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8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086" style:parent-style-name="Normal" style:family="paragraph">
      <style:paragraph-properties fo:margin-bottom="0in" style:line-height-at-least="0.1666in" fo:background-color="#FFFFFE"/>
    </style:style>
    <style:style style:name="T108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8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8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090" style:parent-style-name="Normal" style:family="paragraph">
      <style:paragraph-properties fo:margin-bottom="0in" style:line-height-at-least="0.1666in" fo:background-color="#FFFFFE"/>
    </style:style>
    <style:style style:name="T109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9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93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09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09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9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097" style:parent-style-name="Normal" style:family="paragraph">
      <style:paragraph-properties fo:margin-bottom="0in" style:line-height-at-least="0.1666in" fo:background-color="#FFFFFE"/>
    </style:style>
    <style:style style:name="T109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09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100" style:parent-style-name="Normal" style:family="paragraph">
      <style:paragraph-properties fo:margin-bottom="0in" style:line-height-at-least="0.1666in" fo:background-color="#FFFFFE"/>
    </style:style>
    <style:style style:name="T110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02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1103" style:parent-style-name="Normal" style:family="paragraph">
      <style:paragraph-properties fo:margin-bottom="0in" style:line-height-at-least="0.1666in" fo:background-color="#FFFFFE"/>
    </style:style>
    <style:style style:name="T110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10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0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10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108" style:parent-style-name="Normal" style:family="paragraph">
      <style:paragraph-properties fo:margin-bottom="0in" style:line-height-at-least="0.1666in" fo:background-color="#FFFFFE"/>
    </style:style>
    <style:style style:name="T110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11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1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11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113" style:parent-style-name="Normal" style:family="paragraph">
      <style:paragraph-properties fo:margin-bottom="0.1666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114" style:parent-style-name="Normal" style:family="paragraph">
      <style:paragraph-properties fo:margin-bottom="0in" style:line-height-at-least="0.1666in" fo:background-color="#FFFFFE"/>
    </style:style>
    <style:style style:name="T1115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1116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117" style:parent-style-name="Normal" style:family="paragraph">
      <style:paragraph-properties fo:margin-bottom="0in" style:line-height-at-least="0.1666in" fo:background-color="#FFFFFE"/>
    </style:style>
    <style:style style:name="T111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11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120" style:parent-style-name="Normal" style:family="paragraph">
      <style:paragraph-properties fo:margin-bottom="0in" style:line-height-at-least="0.1666in" fo:background-color="#FFFFFE"/>
    </style:style>
    <style:style style:name="T112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2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123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12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125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12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27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12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29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1130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13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3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13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134" style:parent-style-name="Normal" style:family="paragraph">
      <style:paragraph-properties fo:margin-bottom="0in" style:line-height-at-least="0.1666in" fo:background-color="#FFFFFE"/>
    </style:style>
    <style:style style:name="T113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3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137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13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39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14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4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14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143" style:parent-style-name="Normal" style:family="paragraph">
      <style:paragraph-properties fo:margin-bottom="0in" style:line-height-at-least="0.1666in" fo:background-color="#FFFFFE"/>
    </style:style>
    <style:style style:name="T114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4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146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14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48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14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5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15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152" style:parent-style-name="Normal" style:family="paragraph">
      <style:paragraph-properties fo:margin-bottom="0in" style:line-height-at-least="0.1666in" fo:background-color="#FFFFFE"/>
    </style:style>
    <style:style style:name="T115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5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155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15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57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15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5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16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161" style:parent-style-name="Normal" style:family="paragraph">
      <style:paragraph-properties fo:margin-bottom="0in" style:line-height-at-least="0.1666in" fo:background-color="#FFFFFE"/>
    </style:style>
    <style:style style:name="T116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6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164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16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66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1167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16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6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17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171" style:parent-style-name="Normal" style:family="paragraph">
      <style:paragraph-properties fo:margin-bottom="0in" style:line-height-at-least="0.1666in" fo:background-color="#FFFFFE"/>
    </style:style>
    <style:style style:name="T117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17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174" style:parent-style-name="Normal" style:family="paragraph">
      <style:paragraph-properties fo:margin-bottom="0in" style:line-height-at-least="0.1666in" fo:background-color="#FFFFFE"/>
    </style:style>
    <style:style style:name="T117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76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T117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178" style:parent-style-name="Normal" style:family="paragraph">
      <style:paragraph-properties fo:margin-bottom="0.1666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179" style:parent-style-name="Normal" style:family="paragraph">
      <style:paragraph-properties fo:margin-bottom="0in" style:line-height-at-least="0.1666in" fo:background-color="#FFFFFE"/>
    </style:style>
    <style:style style:name="T1180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T1181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1182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183" style:parent-style-name="Normal" style:family="paragraph">
      <style:paragraph-properties fo:margin-bottom="0in" style:line-height-at-least="0.1666in" fo:background-color="#FFFFFE"/>
    </style:style>
    <style:style style:name="T118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18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186" style:parent-style-name="Normal" style:family="paragraph">
      <style:paragraph-properties fo:margin-bottom="0in" style:line-height-at-least="0.1666in" fo:background-color="#FFFFFE"/>
    </style:style>
    <style:style style:name="T118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8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18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190" style:parent-style-name="Normal" style:family="paragraph">
      <style:paragraph-properties fo:margin-bottom="0in" style:line-height-at-least="0.1666in" fo:background-color="#FFFFFE"/>
    </style:style>
    <style:style style:name="T119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9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193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19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195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19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97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19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199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1200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20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0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20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204" style:parent-style-name="Normal" style:family="paragraph">
      <style:paragraph-properties fo:margin-bottom="0in" style:line-height-at-least="0.1666in" fo:background-color="#FFFFFE"/>
    </style:style>
    <style:style style:name="T120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0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207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20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09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21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1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21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213" style:parent-style-name="Normal" style:family="paragraph">
      <style:paragraph-properties fo:margin-bottom="0in" style:line-height-at-least="0.1666in" fo:background-color="#FFFFFE"/>
    </style:style>
    <style:style style:name="T121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1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216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21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18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21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2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22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222" style:parent-style-name="Normal" style:family="paragraph">
      <style:paragraph-properties fo:margin-bottom="0in" style:line-height-at-least="0.1666in" fo:background-color="#FFFFFE"/>
    </style:style>
    <style:style style:name="T122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2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225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22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27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22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2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23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231" style:parent-style-name="Normal" style:family="paragraph">
      <style:paragraph-properties fo:margin-bottom="0in" style:line-height-at-least="0.1666in" fo:background-color="#FFFFFE"/>
    </style:style>
    <style:style style:name="T123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3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234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23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36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1237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23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3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24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241" style:parent-style-name="Normal" style:family="paragraph">
      <style:paragraph-properties fo:margin-bottom="0in" style:line-height-at-least="0.1666in" fo:background-color="#FFFFFE"/>
    </style:style>
    <style:style style:name="T124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24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244" style:parent-style-name="Normal" style:family="paragraph">
      <style:paragraph-properties fo:margin-bottom="0in" style:line-height-at-least="0.1666in" fo:background-color="#FFFFFE"/>
    </style:style>
    <style:style style:name="T124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46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1247" style:parent-style-name="Normal" style:family="paragraph">
      <style:paragraph-properties fo:margin-bottom="0in" style:line-height-at-least="0.1666in" fo:background-color="#FFFFFE"/>
    </style:style>
    <style:style style:name="T124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24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5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25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252" style:parent-style-name="Normal" style:family="paragraph">
      <style:paragraph-properties fo:margin-bottom="0.1666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253" style:parent-style-name="Normal" style:family="paragraph">
      <style:paragraph-properties fo:margin-bottom="0in" style:line-height-at-least="0.1666in" fo:background-color="#FFFFFE"/>
    </style:style>
    <style:style style:name="T1254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1255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256" style:parent-style-name="Normal" style:family="paragraph">
      <style:paragraph-properties fo:margin-bottom="0in" style:line-height-at-least="0.1666in" fo:background-color="#FFFFFE"/>
    </style:style>
    <style:style style:name="T125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25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259" style:parent-style-name="Normal" style:family="paragraph">
      <style:paragraph-properties fo:margin-bottom="0in" style:line-height-at-least="0.1666in" fo:background-color="#FFFFFE"/>
    </style:style>
    <style:style style:name="T126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6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26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263" style:parent-style-name="Normal" style:family="paragraph">
      <style:paragraph-properties fo:margin-bottom="0in" style:line-height-at-least="0.1666in" fo:background-color="#FFFFFE"/>
    </style:style>
    <style:style style:name="T126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6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266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26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268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26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70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27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72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1273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27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7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27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277" style:parent-style-name="Normal" style:family="paragraph">
      <style:paragraph-properties fo:margin-bottom="0in" style:line-height-at-least="0.1666in" fo:background-color="#FFFFFE"/>
    </style:style>
    <style:style style:name="T127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7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280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28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82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28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84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28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86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28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88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1289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29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9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29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293" style:parent-style-name="Normal" style:family="paragraph">
      <style:paragraph-properties fo:margin-bottom="0in" style:line-height-at-least="0.1666in" fo:background-color="#FFFFFE"/>
    </style:style>
    <style:style style:name="T129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9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296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29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298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29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0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0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302" style:parent-style-name="Normal" style:family="paragraph">
      <style:paragraph-properties fo:margin-bottom="0in" style:line-height-at-least="0.1666in" fo:background-color="#FFFFFE"/>
    </style:style>
    <style:style style:name="T130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0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05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30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07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30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09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31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11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31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13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31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15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1316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31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18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31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20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321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132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23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1324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32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2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2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328" style:parent-style-name="Normal" style:family="paragraph">
      <style:paragraph-properties fo:margin-bottom="0in" style:line-height-at-least="0.1666in" fo:background-color="#FFFFFE"/>
    </style:style>
    <style:style style:name="T132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3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31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P1332" style:parent-style-name="Normal" style:family="paragraph">
      <style:paragraph-properties fo:margin-bottom="0in" style:line-height-at-least="0.1666in" fo:background-color="#FFFFFE"/>
    </style:style>
    <style:style style:name="T133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3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3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336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337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338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339" style:parent-style-name="Normal" style:family="paragraph">
      <style:paragraph-properties fo:margin-bottom="0in" style:line-height-at-least="0.1666in" fo:background-color="#FFFFFE"/>
    </style:style>
    <style:style style:name="T134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4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42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34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44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34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4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4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48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P1349" style:parent-style-name="Normal" style:family="paragraph">
      <style:paragraph-properties fo:margin-bottom="0in" style:line-height-at-least="0.1666in" fo:background-color="#FFFFFE"/>
    </style:style>
    <style:style style:name="T135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5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5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5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5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355" style:parent-style-name="Normal" style:family="paragraph">
      <style:paragraph-properties fo:margin-bottom="0in" style:line-height-at-least="0.1666in" fo:background-color="#FFFFFE"/>
    </style:style>
    <style:style style:name="T135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5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5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5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6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6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6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6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6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6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6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6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6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6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70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P1371" style:parent-style-name="Normal" style:family="paragraph">
      <style:paragraph-properties fo:margin-bottom="0in" style:line-height-at-least="0.1666in" fo:background-color="#FFFFFE"/>
    </style:style>
    <style:style style:name="T137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7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7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375" style:parent-style-name="Normal" style:family="paragraph">
      <style:paragraph-properties fo:margin-bottom="0in" style:line-height-at-least="0.1666in" fo:background-color="#FFFFFE"/>
    </style:style>
    <style:style style:name="T137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7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7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379" style:parent-style-name="Normal" style:family="paragraph">
      <style:paragraph-properties fo:margin-bottom="0in" style:line-height-at-least="0.1666in" fo:background-color="#FFFFFE"/>
    </style:style>
    <style:style style:name="T138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81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T1382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P1383" style:parent-style-name="Normal" style:family="paragraph">
      <style:paragraph-properties fo:margin-bottom="0in" style:line-height-at-least="0.1666in" fo:background-color="#FFFFFE"/>
    </style:style>
    <style:style style:name="T138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8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8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8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388" style:parent-style-name="Normal" style:family="paragraph">
      <style:paragraph-properties fo:margin-bottom="0.1666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389" style:parent-style-name="Normal" style:family="paragraph">
      <style:paragraph-properties fo:margin-bottom="0in" style:line-height-at-least="0.1666in" fo:background-color="#FFFFFE"/>
    </style:style>
    <style:style style:name="T1390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1391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392" style:parent-style-name="Normal" style:family="paragraph">
      <style:paragraph-properties fo:margin-bottom="0in" style:line-height-at-least="0.1666in" fo:background-color="#FFFFFE"/>
    </style:style>
    <style:style style:name="T139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9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395" style:parent-style-name="Normal" style:family="paragraph">
      <style:paragraph-properties fo:margin-bottom="0in" style:line-height-at-least="0.1666in" fo:background-color="#FFFFFE"/>
    </style:style>
    <style:style style:name="T139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39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39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399" style:parent-style-name="Normal" style:family="paragraph">
      <style:paragraph-properties fo:margin-bottom="0in" style:line-height-at-least="0.1666in" fo:background-color="#FFFFFE"/>
    </style:style>
    <style:style style:name="T140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0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0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403" style:parent-style-name="Normal" style:family="paragraph">
      <style:paragraph-properties fo:margin-bottom="0in" style:line-height-at-least="0.1666in" fo:background-color="#FFFFFE"/>
    </style:style>
    <style:style style:name="T140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0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06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40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08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40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10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41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12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1413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41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1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1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417" style:parent-style-name="Normal" style:family="paragraph">
      <style:paragraph-properties fo:margin-bottom="0in" style:line-height-at-least="0.1666in" fo:background-color="#FFFFFE"/>
    </style:style>
    <style:style style:name="T141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1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420" style:parent-style-name="Normal" style:family="paragraph">
      <style:paragraph-properties fo:margin-bottom="0in" style:line-height-at-least="0.1666in" fo:background-color="#FFFFFE"/>
    </style:style>
    <style:style style:name="T142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22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1423" style:parent-style-name="Normal" style:family="paragraph">
      <style:paragraph-properties fo:margin-bottom="0in" style:line-height-at-least="0.1666in" fo:background-color="#FFFFFE"/>
    </style:style>
    <style:style style:name="T142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2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2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2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428" style:parent-style-name="Normal" style:family="paragraph">
      <style:paragraph-properties fo:margin-bottom="0in" style:line-height-at-least="0.1666in" fo:background-color="#FFFFFE"/>
    </style:style>
    <style:style style:name="T142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3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3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3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433" style:parent-style-name="Normal" style:family="paragraph">
      <style:paragraph-properties fo:margin-bottom="0.1666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434" style:parent-style-name="Normal" style:family="paragraph">
      <style:paragraph-properties fo:margin-bottom="0in" style:line-height-at-least="0.1666in" fo:background-color="#FFFFFE"/>
    </style:style>
    <style:style style:name="T1435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1436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437" style:parent-style-name="Normal" style:family="paragraph">
      <style:paragraph-properties fo:margin-bottom="0in" style:line-height-at-least="0.1666in" fo:background-color="#FFFFFE"/>
    </style:style>
    <style:style style:name="T143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3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440" style:parent-style-name="Normal" style:family="paragraph">
      <style:paragraph-properties fo:margin-bottom="0in" style:line-height-at-least="0.1666in" fo:background-color="#FFFFFE"/>
    </style:style>
    <style:style style:name="T144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4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4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444" style:parent-style-name="Normal" style:family="paragraph">
      <style:paragraph-properties fo:margin-bottom="0in" style:line-height-at-least="0.1666in" fo:background-color="#FFFFFE"/>
    </style:style>
    <style:style style:name="T144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4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4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448" style:parent-style-name="Normal" style:family="paragraph">
      <style:paragraph-properties fo:margin-bottom="0in" style:line-height-at-least="0.1666in" fo:background-color="#FFFFFE"/>
    </style:style>
    <style:style style:name="T144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5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51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45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53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45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5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5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457" style:parent-style-name="Normal" style:family="paragraph">
      <style:paragraph-properties fo:margin-bottom="0in" style:line-height-at-least="0.1666in" fo:background-color="#FFFFFE"/>
    </style:style>
    <style:style style:name="T145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5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460" style:parent-style-name="Normal" style:family="paragraph">
      <style:paragraph-properties fo:margin-bottom="0in" style:line-height-at-least="0.1666in" fo:background-color="#FFFFFE"/>
    </style:style>
    <style:style style:name="T146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62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1463" style:parent-style-name="Normal" style:family="paragraph">
      <style:paragraph-properties fo:margin-bottom="0in" style:line-height-at-least="0.1666in" fo:background-color="#FFFFFE"/>
    </style:style>
    <style:style style:name="T146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6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6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6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468" style:parent-style-name="Normal" style:family="paragraph">
      <style:paragraph-properties fo:margin-bottom="0in" style:line-height-at-least="0.1666in" fo:background-color="#FFFFFE"/>
    </style:style>
    <style:style style:name="T146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7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7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7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473" style:parent-style-name="Normal" style:family="paragraph">
      <style:paragraph-properties fo:margin-bottom="0.1666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474" style:parent-style-name="Normal" style:family="paragraph">
      <style:paragraph-properties fo:margin-bottom="0in" style:line-height-at-least="0.1666in" fo:background-color="#FFFFFE"/>
    </style:style>
    <style:style style:name="T1475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1476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477" style:parent-style-name="Normal" style:family="paragraph">
      <style:paragraph-properties fo:margin-bottom="0in" style:line-height-at-least="0.1666in" fo:background-color="#FFFFFE"/>
    </style:style>
    <style:style style:name="T147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7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480" style:parent-style-name="Normal" style:family="paragraph">
      <style:paragraph-properties fo:margin-bottom="0in" style:line-height-at-least="0.1666in" fo:background-color="#FFFFFE"/>
    </style:style>
    <style:style style:name="T148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8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8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484" style:parent-style-name="Normal" style:family="paragraph">
      <style:paragraph-properties fo:margin-bottom="0in" style:line-height-at-least="0.1666in" fo:background-color="#FFFFFE"/>
    </style:style>
    <style:style style:name="T148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8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87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48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8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9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91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49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9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9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495" style:parent-style-name="Normal" style:family="paragraph">
      <style:paragraph-properties fo:margin-bottom="0in" style:line-height-at-least="0.1666in" fo:background-color="#FFFFFE"/>
    </style:style>
    <style:style style:name="T149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49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49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499" style:parent-style-name="Normal" style:family="paragraph">
      <style:paragraph-properties fo:margin-bottom="0in" style:line-height-at-least="0.1666in" fo:background-color="#FFFFFE"/>
    </style:style>
    <style:style style:name="T150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50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502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50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504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50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506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50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508" style:parent-style-name="DefaultParagraphFont" style:family="text">
      <style:text-properties style:font-name="Consolas" style:font-name-asian="Times New Roman" style:font-name-complex="Times New Roman" fo:color="#F4511E" fo:font-size="9pt" style:font-size-asian="9pt" style:font-size-complex="9pt"/>
    </style:style>
    <style:style style:name="T1509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51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51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51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13" style:parent-style-name="Normal" style:family="paragraph">
      <style:paragraph-properties fo:margin-bottom="0in" style:line-height-at-least="0.1666in" fo:background-color="#FFFFFE"/>
    </style:style>
    <style:style style:name="T151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51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16" style:parent-style-name="Normal" style:family="paragraph">
      <style:paragraph-properties fo:margin-bottom="0in" style:line-height-at-least="0.1666in" fo:background-color="#FFFFFE"/>
    </style:style>
    <style:style style:name="T151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518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1519" style:parent-style-name="Normal" style:family="paragraph">
      <style:paragraph-properties fo:margin-bottom="0in" style:line-height-at-least="0.1666in" fo:background-color="#FFFFFE"/>
    </style:style>
    <style:style style:name="T1520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52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52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52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24" style:parent-style-name="Normal" style:family="paragraph">
      <style:paragraph-properties fo:margin-bottom="0in" style:line-height-at-least="0.1666in" fo:background-color="#FFFFFE"/>
    </style:style>
    <style:style style:name="T152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52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52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52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29" style:parent-style-name="Normal" style:family="paragraph">
      <style:paragraph-properties fo:margin-bottom="0.1666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30" style:parent-style-name="Normal" style:family="paragraph">
      <style:paragraph-properties fo:margin-bottom="0in" style:line-height-at-least="0.1666in" fo:background-color="#FFFFFE"/>
    </style:style>
    <style:style style:name="T1531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1532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33" style:parent-style-name="Normal" style:family="paragraph">
      <style:paragraph-properties fo:margin-bottom="0in" style:line-height-at-least="0.1666in" fo:background-color="#FFFFFE"/>
    </style:style>
    <style:style style:name="T1534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535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36" style:parent-style-name="Normal" style:family="paragraph">
      <style:paragraph-properties fo:margin-bottom="0in" style:line-height-at-least="0.1666in" fo:background-color="#FFFFFE"/>
    </style:style>
    <style:style style:name="T153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53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53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40" style:parent-style-name="Normal" style:family="paragraph">
      <style:paragraph-properties fo:margin-bottom="0in" style:line-height-at-least="0.1666in" fo:background-color="#FFFFFE"/>
    </style:style>
    <style:style style:name="T154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54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543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54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54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54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547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54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54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55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51" style:parent-style-name="Normal" style:family="paragraph">
      <style:paragraph-properties fo:margin-bottom="0in" style:line-height-at-least="0.1666in" fo:background-color="#FFFFFE"/>
    </style:style>
    <style:style style:name="T155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55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55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55" style:parent-style-name="Normal" style:family="paragraph">
      <style:paragraph-properties fo:margin-bottom="0in" style:line-height-at-least="0.1666in" fo:background-color="#FFFFFE"/>
    </style:style>
    <style:style style:name="T155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557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558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55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560" style:parent-style-name="DefaultParagraphFont" style:family="text">
      <style:text-properties style:font-name="Consolas" style:font-name-asian="Times New Roman" style:font-name-complex="Times New Roman" fo:color="#37474F" fo:font-size="9pt" style:font-size-asian="9pt" style:font-size-complex="9pt"/>
    </style:style>
    <style:style style:name="T1561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562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563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64" style:parent-style-name="Normal" style:family="paragraph">
      <style:paragraph-properties fo:margin-bottom="0in" style:line-height-at-least="0.1666in" fo:background-color="#FFFFFE"/>
    </style:style>
    <style:style style:name="T156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56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67" style:parent-style-name="Normal" style:family="paragraph">
      <style:paragraph-properties fo:margin-bottom="0in" style:line-height-at-least="0.1666in" fo:background-color="#FFFFFE"/>
    </style:style>
    <style:style style:name="T1568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569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P1570" style:parent-style-name="Normal" style:family="paragraph">
      <style:paragraph-properties fo:margin-bottom="0in" style:line-height-at-least="0.1666in" fo:background-color="#FFFFFE"/>
    </style:style>
    <style:style style:name="T1571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57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573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57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75" style:parent-style-name="Normal" style:family="paragraph">
      <style:paragraph-properties fo:margin-bottom="0in" style:line-height-at-least="0.1666in" fo:background-color="#FFFFFE"/>
    </style:style>
    <style:style style:name="T1576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577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578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579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80" style:parent-style-name="Normal" style:family="paragraph">
      <style:paragraph-properties fo:margin-bottom="0.1666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81" style:parent-style-name="Normal" style:family="paragraph">
      <style:paragraph-properties fo:margin-bottom="0in" style:line-height-at-least="0.1666in" fo:background-color="#FFFFFE"/>
    </style:style>
    <style:style style:name="T1582" style:parent-style-name="DefaultParagraphFont" style:family="text">
      <style:text-properties style:font-name="Consolas" style:font-name-asian="Times New Roman" style:font-name-complex="Times New Roman" fo:color="#D81B60" fo:font-size="9pt" style:font-size-asian="9pt" style:font-size-complex="9pt"/>
    </style:style>
    <style:style style:name="P1583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84" style:parent-style-name="Normal" style:family="paragraph">
      <style:paragraph-properties fo:margin-bottom="0in" style:line-height-at-least="0.1666in" fo:background-color="#FFFFFE"/>
    </style:style>
    <style:style style:name="T1585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586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87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88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89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90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91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92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93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94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95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96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97" style:parent-style-name="Normal" style:family="paragraph">
      <style:paragraph-properties fo:margin-bottom="0in" style:line-height-at-least="0.1666in" fo:background-color="#FFFFFE"/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598" style:parent-style-name="Normal" style:family="paragraph">
      <style:paragraph-properties fo:margin-bottom="0in" style:line-height-at-least="0.1666in" fo:background-color="#FFFFFE"/>
    </style:style>
    <style:style style:name="T1599" style:parent-style-name="DefaultParagraphFont" style:family="text">
      <style:text-properties style:font-name="Consolas" style:font-name-asian="Times New Roman" style:font-name-complex="Times New Roman" fo:color="#3367D6" fo:font-size="9pt" style:font-size-asian="9pt" style:font-size-complex="9pt"/>
    </style:style>
    <style:style style:name="T1600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601" style:parent-style-name="Normal" style:family="paragraph">
      <style:paragraph-properties fo:margin-bottom="0in" style:line-height-at-least="0.1666in" fo:background-color="#FFFFFE"/>
    </style:style>
    <style:style style:name="T1602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T1603" style:parent-style-name="DefaultParagraphFont" style:family="text">
      <style:text-properties style:font-name="Consolas" style:font-name-asian="Times New Roman" style:font-name-complex="Times New Roman" fo:color="#0D904F" fo:font-size="9pt" style:font-size-asian="9pt" style:font-size-complex="9pt"/>
    </style:style>
    <style:style style:name="T1604" style:parent-style-name="DefaultParagraphFont" style:family="text">
      <style:text-properties style:font-name="Consolas" style:font-name-asian="Times New Roman" style:font-name-complex="Times New Roman" fo:color="#000000" fo:font-size="9pt" style:font-size-asian="9pt" style:font-size-complex="9pt"/>
    </style:style>
    <style:style style:name="P1605" style:parent-style-name="Normal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Cyclistic Data Cleaning<text:s/>and Exploration<text:s/>with<text:s/>SQL Queries</text:p>
      <text:p text:style-name="P2"><text:span text:style-name="T3">/*</text:span></text:p>
      <text:p text:style-name="P4"/>
      <text:p text:style-name="P5"><text:span text:style-name="T6">Cyclistic Bike Data Cleaning and Exploration in SQL Queries</text:span></text:p>
      <text:p text:style-name="P7"/>
      <text:p text:style-name="P8">Skills Used:<text:s/>Temporary Table, CTE, Aggregate Functions, Window Function, Timestamp Function, Conditional Function, Subquery</text:p>
      <text:p text:style-name="P9"/>
      <text:p text:style-name="P10"><text:span text:style-name="T11">Platform: GCP BigQuery</text:span></text:p>
      <text:p text:style-name="P12"/>
      <text:p text:style-name="P13"><text:span text:style-name="T14">*/</text:span></text:p>
      <text:p text:style-name="P15"/>
      <text:p text:style-name="P16"><text:span text:style-name="T17">--------------------------------------------------------------------------------------------</text:span></text:p>
      <text:p text:style-name="P18"/>
      <text:p text:style-name="P19"><text:span text:style-name="T20">-- DATA CLEANING IN SQL QUERIES</text:span></text:p>
      <text:p text:style-name="P21"/>
      <text:p text:style-name="P22"><text:span text:style-name="T23">-- Preview of the four tables</text:span></text:p>
      <text:p text:style-name="P24"/>
      <text:p text:style-name="P25"><text:span text:style-name="T26">SELECT</text:span><text:span text:style-name="T27"> </text:span></text:p>
      <text:p text:style-name="P28"><text:span text:style-name="T29">    </text:span><text:span text:style-name="T30">*</text:span></text:p>
      <text:p text:style-name="P31"><text:span text:style-name="T32">FROM</text:span></text:p>
      <text:p text:style-name="P33"><text:span text:style-name="T34">    </text:span><text:span text:style-name="T35">`causal-bison-323215.Cyclistic.DivvyTrips2019Q1`</text:span><text:span text:style-name="T36"> </text:span><text:span text:style-name="T37">LIMIT</text:span><text:span text:style-name="T38"> </text:span><text:span text:style-name="T39">20</text:span><text:span text:style-name="T40">;</text:span></text:p>
      <text:p text:style-name="P41"/>
      <text:p text:style-name="P42"><text:span text:style-name="T43">SELECT</text:span><text:span text:style-name="T44"> </text:span></text:p>
      <text:p text:style-name="P45"><text:span text:style-name="T46">    </text:span><text:span text:style-name="T47">*</text:span></text:p>
      <text:p text:style-name="P48"><text:span text:style-name="T49">FROM</text:span></text:p>
      <text:p text:style-name="P50"><text:span text:style-name="T51">    </text:span><text:span text:style-name="T52">`causal-bison-323215.Cyclistic.DivvyTrips2019Q2`</text:span><text:span text:style-name="T53"> </text:span><text:span text:style-name="T54">LIMIT</text:span><text:span text:style-name="T55"> </text:span><text:span text:style-name="T56">20</text:span><text:span text:style-name="T57">;</text:span></text:p>
      <text:p text:style-name="P58"/>
      <text:p text:style-name="P59"><text:span text:style-name="T60">SELECT</text:span><text:span text:style-name="T61"> </text:span></text:p>
      <text:p text:style-name="P62"><text:span text:style-name="T63">    </text:span><text:span text:style-name="T64">*</text:span></text:p>
      <text:p text:style-name="P65"><text:span text:style-name="T66">FROM</text:span></text:p>
      <text:p text:style-name="P67"><text:span text:style-name="T68">    </text:span><text:span text:style-name="T69">`causal-bison-323215.Cyclistic.DivvyTrips2019Q3`</text:span><text:span text:style-name="T70"> </text:span><text:span text:style-name="T71">LIMIT</text:span><text:span text:style-name="T72"> </text:span><text:span text:style-name="T73">20</text:span><text:span text:style-name="T74">;</text:span></text:p>
      <text:p text:style-name="P75"/>
      <text:p text:style-name="P76"><text:span text:style-name="T77">SELECT</text:span><text:span text:style-name="T78"> </text:span></text:p>
      <text:p text:style-name="P79"><text:span text:style-name="T80">    </text:span><text:span text:style-name="T81">*</text:span></text:p>
      <text:p text:style-name="P82"><text:span text:style-name="T83">FROM</text:span></text:p>
      <text:p text:style-name="P84"><text:span text:style-name="T85">    </text:span><text:span text:style-name="T86">`causal-bison-323215.Cyclistic.DivvyTrips2019Q4`</text:span><text:span text:style-name="T87"> </text:span><text:span text:style-name="T88">LIMIT</text:span><text:span text:style-name="T89"> </text:span><text:span text:style-name="T90">20</text:span><text:span text:style-name="T91">;</text:span></text:p>
      <text:p text:style-name="P92"/>
      <text:p text:style-name="P93"><text:span text:style-name="T94">-- Change DivvyTrips2019Q2 column names to same as Q1, Q3 and Q4 using temp table</text:span></text:p>
      <text:p text:style-name="P95"/>
      <text:p text:style-name="P96"><text:span text:style-name="T97">BEGIN</text:span></text:p>
      <text:p text:style-name="P98"><text:span text:style-name="T99">CREATE</text:span><text:span text:style-name="T100"> </text:span><text:span text:style-name="T101">OR</text:span><text:span text:style-name="T102"> </text:span><text:span text:style-name="T103">REPLACE</text:span><text:span text:style-name="T104"> </text:span><text:span text:style-name="T105">TEMPORARY</text:span><text:span text:style-name="T106"> </text:span><text:span text:style-name="T107">TABLE</text:span><text:span text:style-name="T108"> DivvyTrips2019Q2Temp</text:span></text:p>
      <text:p text:style-name="P109"><text:span text:style-name="T110">AS</text:span></text:p>
      <text:p text:style-name="P111"><text:span text:style-name="T112">SELECT</text:span><text:span text:style-name="T113"> </text:span></text:p>
      <text:p text:style-name="P114"><text:span text:style-name="T115">    _01___Rental_Details_Rental_ID </text:span><text:span text:style-name="T116">AS</text:span><text:span text:style-name="T117"> trip_id,</text:span></text:p>
      <text:p text:style-name="P118"><text:span text:style-name="T119">    _01___Rental_Details_Local_Start_Time </text:span><text:span text:style-name="T120">AS</text:span><text:span text:style-name="T121"> start_time,</text:span></text:p>
      <text:p text:style-name="P122"><text:span text:style-name="T123">    _01___Rental_Details_Local_End_Time </text:span><text:span text:style-name="T124">AS</text:span><text:span text:style-name="T125"> end_time,</text:span></text:p>
      <text:p text:style-name="P126"><text:span text:style-name="T127">    _01___Rental_Details_Bike_ID </text:span><text:span text:style-name="T128">AS</text:span><text:span text:style-name="T129"> bikeid,</text:span></text:p>
      <text:p text:style-name="P130"><text:span text:style-name="T131">    _01___Rental_Details_Duration_In_Seconds_Uncapped </text:span><text:span text:style-name="T132">AS</text:span><text:span text:style-name="T133"> tripduration,</text:span></text:p>
      <text:p text:style-name="P134"><text:span text:style-name="T135">    _03___Rental_Start_Station_ID </text:span><text:span text:style-name="T136">AS</text:span><text:span text:style-name="T137"> from_station_id,</text:span></text:p>
      <text:soft-page-break/>
      <text:p text:style-name="P138"><text:span text:style-name="T139">    _03___Rental_Start_Station_Name </text:span><text:span text:style-name="T140">AS</text:span><text:span text:style-name="T141"> from_station_name,</text:span></text:p>
      <text:p text:style-name="P142"><text:span text:style-name="T143">    _02___Rental_End_Station_ID </text:span><text:span text:style-name="T144">AS</text:span><text:span text:style-name="T145"> to_station_id,</text:span></text:p>
      <text:p text:style-name="P146"><text:span text:style-name="T147">    _02___Rental_End_Station_Name </text:span><text:span text:style-name="T148">AS</text:span><text:span text:style-name="T149"> to_station_name,</text:span></text:p>
      <text:p text:style-name="P150"><text:span text:style-name="T151">    User_Type </text:span><text:span text:style-name="T152">AS</text:span><text:span text:style-name="T153"> usertype,</text:span></text:p>
      <text:p text:style-name="P154"><text:span text:style-name="T155">    Member_Gender </text:span><text:span text:style-name="T156">AS</text:span><text:span text:style-name="T157"> gender,</text:span></text:p>
      <text:p text:style-name="P158"><text:span text:style-name="T159">    _05___Member_Details_Member_Birthday_Year </text:span><text:span text:style-name="T160">AS</text:span><text:span text:style-name="T161"> birthyear</text:span></text:p>
      <text:p text:style-name="P162">    </text:p>
      <text:p text:style-name="P163"><text:span text:style-name="T164">FROM</text:span></text:p>
      <text:p text:style-name="P165"><text:span text:style-name="T166">    </text:span><text:span text:style-name="T167">`causal-bison-323215.Cyclistic.DivvyTrips2019Q2`</text:span><text:span text:style-name="T168">;</text:span></text:p>
      <text:p text:style-name="P169"><text:span text:style-name="T170">End</text:span><text:span text:style-name="T171">;</text:span></text:p>
      <text:p text:style-name="P172"/>
      <text:p text:style-name="P173"><text:span text:style-name="T174">-- Temp table DivvyTrips2019Q2Temp stored as causal-bison-323215._script2cb74db8e872be8c7189bb08b16c7d5c3fba71e6.DivvyTrips2019Q2Temp</text:span></text:p>
      <text:p text:style-name="P175"/>
      <text:p text:style-name="P176"><text:span text:style-name="T177">SELECT</text:span></text:p>
      <text:p text:style-name="P178"><text:span text:style-name="T179">    </text:span><text:span text:style-name="T180">*</text:span></text:p>
      <text:p text:style-name="P181"><text:span text:style-name="T182">FROM</text:span><text:span text:style-name="T183"> </text:span></text:p>
      <text:p text:style-name="P184"><text:span text:style-name="T185">    </text:span><text:span text:style-name="T186">`causal-bison-323215._script2cb74db8e872be8c7189bb08b16c7d5c3fba71e6.DivvyTrips2019Q2Temp`</text:span><text:span text:style-name="T187"> </text:span><text:span text:style-name="T188">LIMIT</text:span><text:span text:style-name="T189"> </text:span><text:span text:style-name="T190">10</text:span></text:p>
      <text:p text:style-name="P191"/>
      <text:p text:style-name="P192"/>
      <text:p text:style-name="P193"><text:span text:style-name="T194">--<text:s/></text:span><text:span text:style-name="T195">Merge DivvyTrips2019Q, DivvyTrips2019Q2Temp, DivvyTrips2019Q3 and DivvyTrips2019Q4 into</text:span><text:span text:style-name="T196"><text:s/>one table</text:span></text:p>
      <text:p text:style-name="P197"/>
      <text:p text:style-name="P198"><text:span text:style-name="T199">BEGIN</text:span></text:p>
      <text:p text:style-name="P200"><text:span text:style-name="T201">CREATE</text:span><text:span text:style-name="T202"> </text:span><text:span text:style-name="T203">OR</text:span><text:span text:style-name="T204"> </text:span><text:span text:style-name="T205">REPLACE</text:span><text:span text:style-name="T206"> </text:span><text:span text:style-name="T207">TEMP</text:span><text:span text:style-name="T208"> </text:span><text:span text:style-name="T209">TABLE</text:span><text:span text:style-name="T210"> DivvyTrips2019</text:span></text:p>
      <text:p text:style-name="P211"><text:span text:style-name="T212">AS</text:span></text:p>
      <text:p text:style-name="P213"><text:span text:style-name="T214">SELECT</text:span></text:p>
      <text:p text:style-name="P215"><text:span text:style-name="T216">    </text:span><text:span text:style-name="T217">*</text:span></text:p>
      <text:p text:style-name="P218"><text:span text:style-name="T219">FROM</text:span></text:p>
      <text:p text:style-name="P220"><text:span text:style-name="T221">    </text:span><text:span text:style-name="T222">`causal-bison-323215.Cyclistic.DivvyTrips2019Q1`</text:span></text:p>
      <text:p text:style-name="P223"><text:span text:style-name="T224">UNION</text:span><text:span text:style-name="T225"> </text:span><text:span text:style-name="T226">ALL</text:span></text:p>
      <text:p text:style-name="P227"><text:span text:style-name="T228">SELECT</text:span></text:p>
      <text:p text:style-name="P229"><text:span text:style-name="T230">    </text:span><text:span text:style-name="T231">*</text:span></text:p>
      <text:p text:style-name="P232"><text:span text:style-name="T233">FROM</text:span></text:p>
      <text:p text:style-name="P234"><text:span text:style-name="T235">    </text:span><text:span text:style-name="T236">`causal-bison-323215._script2cb74db8e872be8c7189bb08b16c7d5c3fba71e6.DivvyTrips2019Q2Temp`</text:span></text:p>
      <text:p text:style-name="P237"><text:span text:style-name="T238">UNION</text:span><text:span text:style-name="T239"> </text:span><text:span text:style-name="T240">ALL</text:span></text:p>
      <text:p text:style-name="P241"><text:span text:style-name="T242">SELECT</text:span></text:p>
      <text:p text:style-name="P243"><text:span text:style-name="T244">    </text:span><text:span text:style-name="T245">*</text:span></text:p>
      <text:p text:style-name="P246"><text:span text:style-name="T247">FROM</text:span></text:p>
      <text:p text:style-name="P248"><text:span text:style-name="T249">    </text:span><text:span text:style-name="T250">`causal-bison-323215.Cyclistic.DivvyTrips2019Q3`</text:span></text:p>
      <text:p text:style-name="P251"><text:span text:style-name="T252">UNION</text:span><text:span text:style-name="T253"> </text:span><text:span text:style-name="T254">ALL</text:span></text:p>
      <text:p text:style-name="P255"><text:span text:style-name="T256">SELECT</text:span></text:p>
      <text:p text:style-name="P257"><text:span text:style-name="T258">    </text:span><text:span text:style-name="T259">*</text:span></text:p>
      <text:p text:style-name="P260"><text:span text:style-name="T261">FROM</text:span></text:p>
      <text:p text:style-name="P262"><text:span text:style-name="T263">    </text:span><text:span text:style-name="T264">`causal-bison-323215.Cyclistic.DivvyTrips2019Q4`</text:span><text:span text:style-name="T265">;</text:span></text:p>
      <text:p text:style-name="P266"><text:span text:style-name="T267">END</text:span><text:span text:style-name="T268">;</text:span></text:p>
      <text:p text:style-name="P269"/>
      <text:p text:style-name="P270"><text:span text:style-name="T271">-- Temp table DivvyTrips2019 stored`causal-bison-323215._script203775267b33d1a1aef3c416b8f33c8849058ea0.DivvyTrips2019`</text:span></text:p>
      <text:p text:style-name="P272"/>
      <text:p text:style-name="P273"><text:span text:style-name="T274">SELECT</text:span><text:span text:style-name="T275"> </text:span></text:p>
      <text:soft-page-break/>
      <text:p text:style-name="P276"><text:span text:style-name="T277">    </text:span><text:span text:style-name="T278">*</text:span></text:p>
      <text:p text:style-name="P279"><text:span text:style-name="T280">FROM</text:span></text:p>
      <text:p text:style-name="P281"><text:span text:style-name="T282">    </text:span><text:span text:style-name="T283">`causal-bison-323215._script203775267b33d1a1aef3c416b8f33c8849058ea0.DivvyTrips2019`</text:span></text:p>
      <text:p text:style-name="P284"/>
      <text:p text:style-name="P285"><text:span text:style-name="T286">--<text:s/></text:span><text:span text:style-name="T287">Alternatively, one could create a CTE to rename the columns in DivvyTrips2019Q2, union the CTE with the other</text:span><text:span text:style-name="T288"><text:s/></text:span><text:span text:style-name="T289">three tables and save the result into a new table, DivvyTrips2019V2</text:span></text:p>
      <text:p text:style-name="P290"/>
      <text:p text:style-name="P291"><text:span text:style-name="T292">WITH</text:span><text:span text:style-name="T293"> NewDivvyTrips2019Q2 </text:span><text:span text:style-name="T294">AS</text:span><text:span text:style-name="T295"> </text:span><text:span text:style-name="T296">(</text:span><text:span text:style-name="T297">SELECT</text:span><text:span text:style-name="T298"> </text:span></text:p>
      <text:p text:style-name="P299"><text:span text:style-name="T300">    _01___Rental_Details_Rental_ID </text:span><text:span text:style-name="T301">AS</text:span><text:span text:style-name="T302"> trip_id,</text:span></text:p>
      <text:p text:style-name="P303"><text:span text:style-name="T304">    _01___Rental_Details_Local_Start_Time </text:span><text:span text:style-name="T305">AS</text:span><text:span text:style-name="T306"> start_time,</text:span></text:p>
      <text:p text:style-name="P307"><text:span text:style-name="T308">    _01___Rental_Details_Local_End_Time </text:span><text:span text:style-name="T309">AS</text:span><text:span text:style-name="T310"> end_time,</text:span></text:p>
      <text:p text:style-name="P311"><text:span text:style-name="T312">    _01___Rental_Details_Bike_ID </text:span><text:span text:style-name="T313">AS</text:span><text:span text:style-name="T314"> bikeid,</text:span></text:p>
      <text:p text:style-name="P315"><text:span text:style-name="T316">    _01___Rental_Details_Duration_In_Seconds_Uncapped </text:span><text:span text:style-name="T317">AS</text:span><text:span text:style-name="T318"> tripduration,</text:span></text:p>
      <text:p text:style-name="P319"><text:span text:style-name="T320">    _03___Rental_Start_Station_ID </text:span><text:span text:style-name="T321">AS</text:span><text:span text:style-name="T322"> from_station_id,</text:span></text:p>
      <text:p text:style-name="P323"><text:span text:style-name="T324">    _03___Rental_Start_Station_Name </text:span><text:span text:style-name="T325">AS</text:span><text:span text:style-name="T326"> from_station_name,</text:span></text:p>
      <text:p text:style-name="P327"><text:span text:style-name="T328">    _02___Rental_End_Station_ID </text:span><text:span text:style-name="T329">AS</text:span><text:span text:style-name="T330"> to_station_id,</text:span></text:p>
      <text:p text:style-name="P331"><text:span text:style-name="T332">    _02___Rental_End_Station_Name </text:span><text:span text:style-name="T333">AS</text:span><text:span text:style-name="T334"> to_station_name,</text:span></text:p>
      <text:p text:style-name="P335"><text:span text:style-name="T336">    User_Type </text:span><text:span text:style-name="T337">AS</text:span><text:span text:style-name="T338"> usertype,</text:span></text:p>
      <text:p text:style-name="P339"><text:span text:style-name="T340">    Member_Gender </text:span><text:span text:style-name="T341">AS</text:span><text:span text:style-name="T342"> gender,</text:span></text:p>
      <text:p text:style-name="P343"><text:span text:style-name="T344">    _05___Member_Details_Member_Birthday_Year </text:span><text:span text:style-name="T345">AS</text:span><text:span text:style-name="T346"> birthyear</text:span></text:p>
      <text:p text:style-name="P347">    </text:p>
      <text:p text:style-name="P348"><text:span text:style-name="T349">FROM</text:span></text:p>
      <text:p text:style-name="P350"><text:span text:style-name="T351">    </text:span><text:span text:style-name="T352">`causal-bison-323215.Cyclistic.DivvyTrips2019Q2`</text:span></text:p>
      <text:p text:style-name="P353"><text:span text:style-name="T354">)</text:span></text:p>
      <text:p text:style-name="P355"><text:span text:style-name="T356">SELECT</text:span></text:p>
      <text:p text:style-name="P357"><text:span text:style-name="T358">    </text:span><text:span text:style-name="T359">*</text:span></text:p>
      <text:p text:style-name="P360"><text:span text:style-name="T361">FROM</text:span></text:p>
      <text:p text:style-name="P362"><text:span text:style-name="T363">    </text:span><text:span text:style-name="T364">`causal-bison-323215.Cyclistic.DivvyTrips2019Q1`</text:span></text:p>
      <text:p text:style-name="P365"><text:span text:style-name="T366">UNION</text:span><text:span text:style-name="T367"> </text:span><text:span text:style-name="T368">ALL</text:span></text:p>
      <text:p text:style-name="P369"><text:span text:style-name="T370">SELECT</text:span></text:p>
      <text:p text:style-name="P371"><text:span text:style-name="T372">    </text:span><text:span text:style-name="T373">*</text:span></text:p>
      <text:p text:style-name="P374"><text:span text:style-name="T375">FROM</text:span></text:p>
      <text:p text:style-name="P376">    NewDivvyTrips2019Q2</text:p>
      <text:p text:style-name="P377"><text:span text:style-name="T378">UNION</text:span><text:span text:style-name="T379"> </text:span><text:span text:style-name="T380">ALL</text:span></text:p>
      <text:p text:style-name="P381"><text:span text:style-name="T382">SELECT</text:span></text:p>
      <text:p text:style-name="P383"><text:span text:style-name="T384">    </text:span><text:span text:style-name="T385">*</text:span></text:p>
      <text:p text:style-name="P386"><text:span text:style-name="T387">FROM</text:span></text:p>
      <text:p text:style-name="P388"><text:span text:style-name="T389">    </text:span><text:span text:style-name="T390">`causal-bison-323215.Cyclistic.DivvyTrips2019Q3`</text:span></text:p>
      <text:p text:style-name="P391"><text:span text:style-name="T392">UNION</text:span><text:span text:style-name="T393"> </text:span><text:span text:style-name="T394">ALL</text:span></text:p>
      <text:p text:style-name="P395"><text:span text:style-name="T396">SELECT</text:span></text:p>
      <text:p text:style-name="P397"><text:span text:style-name="T398">    </text:span><text:span text:style-name="T399">*</text:span></text:p>
      <text:p text:style-name="P400"><text:span text:style-name="T401">FROM</text:span></text:p>
      <text:p text:style-name="P402"><text:span text:style-name="T403">    </text:span><text:span text:style-name="T404">`causal-bison-323215.Cyclistic.DivvyTrips2019Q4`</text:span><text:span text:style-name="T405">;</text:span></text:p>
      <text:p text:style-name="P406"/>
      <text:p text:style-name="P407"><text:span text:style-name="T408">-- Check if the primary key column, trip-id, has duplicate value</text:span></text:p>
      <text:p text:style-name="P409"/>
      <text:p text:style-name="P410"><text:span text:style-name="T411">SELECT</text:span><text:span text:style-name="T412"> </text:span></text:p>
      <text:p text:style-name="P413"><text:span text:style-name="T414">    </text:span><text:span text:style-name="T415">COUNT</text:span><text:span text:style-name="T416">(</text:span><text:span text:style-name="T417">DISTINCT</text:span><text:span text:style-name="T418"> trip_id</text:span><text:span text:style-name="T419">)</text:span><text:span text:style-name="T420"> </text:span><text:span text:style-name="T421">AS</text:span><text:span text:style-name="T422"> unique_count_tripId,</text:span></text:p>
      <text:p text:style-name="P423"><text:span text:style-name="T424">    </text:span><text:span text:style-name="T425">COUNT</text:span><text:span text:style-name="T426">(*)</text:span><text:span text:style-name="T427"> </text:span><text:span text:style-name="T428">AS</text:span><text:span text:style-name="T429"> total_number_rows</text:span></text:p>
      <text:p text:style-name="P430"><text:span text:style-name="T431">FROM</text:span></text:p>
      <text:p text:style-name="P432"><text:span text:style-name="T433">    </text:span><text:span text:style-name="T434">`causal-bison-323215._script203775267b33d1a1aef3c416b8f33c8849058ea0.DivvyTrips2019`</text:span></text:p>
      <text:p text:style-name="P435"/>
      <text:soft-page-break/>
      <text:p text:style-name="P436"><text:span text:style-name="T437">-- Check if columns contained nulls</text:span></text:p>
      <text:p text:style-name="P438"/>
      <text:p text:style-name="P439"><text:span text:style-name="T440">SELECT</text:span><text:span text:style-name="T441"> </text:span></text:p>
      <text:p text:style-name="P442"><text:span text:style-name="T443">    </text:span><text:span text:style-name="T444">COUNTIF</text:span><text:span text:style-name="T445">(</text:span><text:span text:style-name="T446">trip_id </text:span><text:span text:style-name="T447">IS</text:span><text:span text:style-name="T448"> </text:span><text:span text:style-name="T449">NULL</text:span><text:span text:style-name="T450">)</text:span><text:span text:style-name="T451"> </text:span><text:span text:style-name="T452">AS</text:span><text:span text:style-name="T453"> trip_id,</text:span></text:p>
      <text:p text:style-name="P454"><text:span text:style-name="T455">    </text:span><text:span text:style-name="T456">COUNTIF</text:span><text:span text:style-name="T457">(</text:span><text:span text:style-name="T458">start_time </text:span><text:span text:style-name="T459">IS</text:span><text:span text:style-name="T460"> </text:span><text:span text:style-name="T461">NULL</text:span><text:span text:style-name="T462">)</text:span><text:span text:style-name="T463"> </text:span><text:span text:style-name="T464">AS</text:span><text:span text:style-name="T465"> start_time, </text:span></text:p>
      <text:p text:style-name="P466"><text:span text:style-name="T467">    </text:span><text:span text:style-name="T468">COUNTIF</text:span><text:span text:style-name="T469">(</text:span><text:span text:style-name="T470">end_time </text:span><text:span text:style-name="T471">IS</text:span><text:span text:style-name="T472"> </text:span><text:span text:style-name="T473">NULL</text:span><text:span text:style-name="T474">)</text:span><text:span text:style-name="T475"> </text:span><text:span text:style-name="T476">AS</text:span><text:span text:style-name="T477"> end_time, </text:span></text:p>
      <text:p text:style-name="P478"><text:span text:style-name="T479">    </text:span><text:span text:style-name="T480">COUNTIF</text:span><text:span text:style-name="T481">(</text:span><text:span text:style-name="T482">tripduration </text:span><text:span text:style-name="T483">IS</text:span><text:span text:style-name="T484"> </text:span><text:span text:style-name="T485">NULL</text:span><text:span text:style-name="T486">)</text:span><text:span text:style-name="T487"> </text:span><text:span text:style-name="T488">AS</text:span><text:span text:style-name="T489"> tripduration,</text:span></text:p>
      <text:p text:style-name="P490"><text:span text:style-name="T491">    </text:span><text:span text:style-name="T492">COUNTIF</text:span><text:span text:style-name="T493">(</text:span><text:span text:style-name="T494">bikeid </text:span><text:span text:style-name="T495">IS</text:span><text:span text:style-name="T496"> </text:span><text:span text:style-name="T497">NULL</text:span><text:span text:style-name="T498">)</text:span><text:span text:style-name="T499"> </text:span><text:span text:style-name="T500">AS</text:span><text:span text:style-name="T501"> bikeid,</text:span></text:p>
      <text:p text:style-name="P502"><text:span text:style-name="T503">    </text:span><text:span text:style-name="T504">COUNTIF</text:span><text:span text:style-name="T505">(</text:span><text:span text:style-name="T506">from_station_id </text:span><text:span text:style-name="T507">IS</text:span><text:span text:style-name="T508"> </text:span><text:span text:style-name="T509">NULL</text:span><text:span text:style-name="T510">)</text:span><text:span text:style-name="T511"> </text:span><text:span text:style-name="T512">AS</text:span><text:span text:style-name="T513"> from_station_id,</text:span></text:p>
      <text:p text:style-name="P514"><text:span text:style-name="T515">    </text:span><text:span text:style-name="T516">COUNTIF</text:span><text:span text:style-name="T517">(</text:span><text:span text:style-name="T518">from_station_name </text:span><text:span text:style-name="T519">IS</text:span><text:span text:style-name="T520"> </text:span><text:span text:style-name="T521">NULL</text:span><text:span text:style-name="T522">)</text:span><text:span text:style-name="T523"> </text:span><text:span text:style-name="T524">AS</text:span><text:span text:style-name="T525"> from_station_name,</text:span></text:p>
      <text:p text:style-name="P526"><text:span text:style-name="T527">    </text:span><text:span text:style-name="T528">COUNTIF</text:span><text:span text:style-name="T529">(</text:span><text:span text:style-name="T530">to_station_id </text:span><text:span text:style-name="T531">IS</text:span><text:span text:style-name="T532"> </text:span><text:span text:style-name="T533">NULL</text:span><text:span text:style-name="T534">)</text:span><text:span text:style-name="T535"> </text:span><text:span text:style-name="T536">AS</text:span><text:span text:style-name="T537"> to_station_id,</text:span></text:p>
      <text:p text:style-name="P538"><text:span text:style-name="T539">    </text:span><text:span text:style-name="T540">COUNTIF</text:span><text:span text:style-name="T541">(</text:span><text:span text:style-name="T542">to_station_name </text:span><text:span text:style-name="T543">IS</text:span><text:span text:style-name="T544"> </text:span><text:span text:style-name="T545">NULL</text:span><text:span text:style-name="T546">)</text:span><text:span text:style-name="T547"> </text:span><text:span text:style-name="T548">AS</text:span><text:span text:style-name="T549"> to_station_name,</text:span></text:p>
      <text:p text:style-name="P550"><text:span text:style-name="T551">    </text:span><text:span text:style-name="T552">COUNTIF</text:span><text:span text:style-name="T553">(</text:span><text:span text:style-name="T554">usertype </text:span><text:span text:style-name="T555">IS</text:span><text:span text:style-name="T556"> </text:span><text:span text:style-name="T557">NULL</text:span><text:span text:style-name="T558">)</text:span><text:span text:style-name="T559"> </text:span><text:span text:style-name="T560">AS</text:span><text:span text:style-name="T561"> usertype,</text:span></text:p>
      <text:p text:style-name="P562"><text:span text:style-name="T563">    </text:span><text:span text:style-name="T564">COUNTIF</text:span><text:span text:style-name="T565">(</text:span><text:span text:style-name="T566">gender </text:span><text:span text:style-name="T567">IS</text:span><text:span text:style-name="T568"> </text:span><text:span text:style-name="T569">NULL</text:span><text:span text:style-name="T570">)</text:span><text:span text:style-name="T571"> </text:span><text:span text:style-name="T572">AS</text:span><text:span text:style-name="T573"> gender,</text:span></text:p>
      <text:p text:style-name="P574"><text:span text:style-name="T575">    </text:span><text:span text:style-name="T576">COUNTIF</text:span><text:span text:style-name="T577">(</text:span><text:span text:style-name="T578">birthyear </text:span><text:span text:style-name="T579">IS</text:span><text:span text:style-name="T580"> </text:span><text:span text:style-name="T581">NULL</text:span><text:span text:style-name="T582">)</text:span><text:span text:style-name="T583"> </text:span><text:span text:style-name="T584">AS</text:span><text:span text:style-name="T585"> birthyear</text:span></text:p>
      <text:p text:style-name="P586"><text:span text:style-name="T587">FROM</text:span></text:p>
      <text:p text:style-name="P588"><text:span text:style-name="T589">    </text:span><text:span text:style-name="T590">`causal-bison-323215._script203775267b33d1a1aef3c416b8f33c8849058ea0.DivvyTrips2019`</text:span><text:span text:style-name="T591">;</text:span></text:p>
      <text:p text:style-name="P592"/>
      <text:p text:style-name="P593"><text:span text:style-name="T594">-- Examine the birthyear column</text:span></text:p>
      <text:p text:style-name="P595"/>
      <text:p text:style-name="P596"><text:span text:style-name="T597">SELECT</text:span></text:p>
      <text:p text:style-name="P598"><text:span text:style-name="T599">    </text:span><text:span text:style-name="T600">MIN</text:span><text:span text:style-name="T601">(</text:span><text:span text:style-name="T602">birthyear</text:span><text:span text:style-name="T603">)</text:span><text:span text:style-name="T604"> </text:span><text:span text:style-name="T605">AS</text:span><text:span text:style-name="T606"> min_birthyear,</text:span></text:p>
      <text:p text:style-name="P607"><text:span text:style-name="T608">    </text:span><text:span text:style-name="T609">MAX</text:span><text:span text:style-name="T610">(</text:span><text:span text:style-name="T611">birthyear</text:span><text:span text:style-name="T612">)</text:span><text:span text:style-name="T613"> </text:span><text:span text:style-name="T614">AS</text:span><text:span text:style-name="T615"> max_birthyear</text:span></text:p>
      <text:p text:style-name="P616"><text:span text:style-name="T617">FROM</text:span></text:p>
      <text:p text:style-name="P618"><text:span text:style-name="T619">    </text:span><text:span text:style-name="T620">`causal-bison-323215._script203775267b33d1a1aef3c416b8f33c8849058ea0.DivvyTrips2019`</text:span><text:span text:style-name="T621">;</text:span></text:p>
      <text:p text:style-name="P622"/>
      <text:p text:style-name="P623"><text:span text:style-name="T624">-- Update the gender column; replace nulls with 'Unknown'</text:span></text:p>
      <text:p text:style-name="P625"/>
      <text:p text:style-name="P626"><text:span text:style-name="T627">UPDATE</text:span><text:span text:style-name="T628"> </text:span><text:span text:style-name="T629">`causal-bison-323215._script203775267b33d1a1aef3c416b8f33c8849058ea0.DivvyTrips2019`</text:span></text:p>
      <text:p text:style-name="P630"><text:span text:style-name="T631">SET</text:span><text:span text:style-name="T632"> </text:span><text:span text:style-name="T633">gender</text:span><text:span text:style-name="T634"> = </text:span><text:span text:style-name="T635">'Unknown'</text:span></text:p>
      <text:p text:style-name="P636"><text:span text:style-name="T637">WHERE</text:span><text:span text:style-name="T638"> gender </text:span><text:span text:style-name="T639">IS</text:span><text:span text:style-name="T640"> </text:span><text:span text:style-name="T641">NULL</text:span><text:span text:style-name="T642">;</text:span></text:p>
      <text:p text:style-name="P643"/>
      <text:p text:style-name="P644"><text:span text:style-name="T645">SELECT</text:span></text:p>
      <text:p text:style-name="P646"><text:span text:style-name="T647">    </text:span><text:span text:style-name="T648">*</text:span></text:p>
      <text:p text:style-name="P649"><text:span text:style-name="T650">FROM</text:span></text:p>
      <text:p text:style-name="P651"><text:span text:style-name="T652">    </text:span><text:span text:style-name="T653">`causal-bison-323215._script203775267b33d1a1aef3c416b8f33c8849058ea0.DivvyTrips2019`</text:span></text:p>
      <text:p text:style-name="P654"><text:span text:style-name="T655">WHERE</text:span></text:p>
      <text:p text:style-name="P656"><text:span text:style-name="T657">    gender </text:span><text:span text:style-name="T658">IS</text:span><text:span text:style-name="T659"> </text:span><text:span text:style-name="T660">NULL</text:span><text:span text:style-name="T661">;</text:span></text:p>
      <text:p text:style-name="P662"/>
      <text:p text:style-name="P663"><text:span text:style-name="T664">-- Create and populate colum ride_length</text:span></text:p>
      <text:p text:style-name="P665"/>
      <text:p text:style-name="P666"><text:span text:style-name="T667">ALTER</text:span><text:span text:style-name="T668"> </text:span><text:span text:style-name="T669">TABLE</text:span><text:span text:style-name="T670"> </text:span><text:span text:style-name="T671">`causal-bison-323215._script203775267b33d1a1aef3c416b8f33c8849058ea0.DivvyTrips2019`</text:span></text:p>
      <text:p text:style-name="P672"><text:span text:style-name="T673">ADD</text:span><text:span text:style-name="T674"> </text:span><text:span text:style-name="T675">COLUMN</text:span><text:span text:style-name="T676"> ride_length INTEGER;</text:span></text:p>
      <text:p text:style-name="P677"/>
      <text:p text:style-name="P678"><text:span text:style-name="T679">UPDATE</text:span><text:span text:style-name="T680"> </text:span><text:span text:style-name="T681">`causal-bison-323215._script203775267b33d1a1aef3c416b8f33c8849058ea0.DivvyTrips2019`</text:span></text:p>
      <text:p text:style-name="P682"><text:span text:style-name="T683">SET</text:span><text:span text:style-name="T684"> </text:span><text:span text:style-name="T685">ride_length</text:span><text:span text:style-name="T686"> = </text:span><text:span text:style-name="T687">TIMESTAMP_DIFF</text:span><text:span text:style-name="T688">(</text:span><text:span text:style-name="T689">end_time, start_time, SECOND</text:span><text:span text:style-name="T690">)</text:span></text:p>
      <text:p text:style-name="P691"><text:span text:style-name="T692">WHERE</text:span><text:span text:style-name="T693"> trip_id </text:span><text:span text:style-name="T694">IS</text:span><text:span text:style-name="T695"> </text:span><text:span text:style-name="T696">NOT</text:span><text:span text:style-name="T697"> </text:span><text:span text:style-name="T698">NULL</text:span><text:span text:style-name="T699">;</text:span></text:p>
      <text:p text:style-name="P700"/>
      <text:p text:style-name="P701"><text:span text:style-name="T702">SELECT</text:span><text:span text:style-name="T703"> </text:span></text:p>
      <text:p text:style-name="P704"><text:span text:style-name="T705">    </text:span><text:span text:style-name="T706">MIN</text:span><text:span text:style-name="T707">(</text:span><text:span text:style-name="T708">ride_length</text:span><text:span text:style-name="T709">)</text:span><text:span text:style-name="T710"> </text:span><text:span text:style-name="T711">AS</text:span><text:span text:style-name="T712"> min_ride_duration,</text:span></text:p>
      <text:soft-page-break/>
      <text:p text:style-name="P713"><text:span text:style-name="T714">    </text:span><text:span text:style-name="T715">MAX</text:span><text:span text:style-name="T716">(</text:span><text:span text:style-name="T717">ride_length</text:span><text:span text:style-name="T718">)</text:span><text:span text:style-name="T719"> </text:span><text:span text:style-name="T720">AS</text:span><text:span text:style-name="T721"> max_ride_duration</text:span></text:p>
      <text:p text:style-name="P722"><text:span text:style-name="T723">FROM</text:span><text:span text:style-name="T724"> </text:span></text:p>
      <text:p text:style-name="P725"><text:span text:style-name="T726">    </text:span><text:span text:style-name="T727">`causal-bison-323215._script203775267b33d1a1aef3c416b8f33c8849058ea0.DivvyTrips2019`</text:span><text:span text:style-name="T728">;</text:span></text:p>
      <text:p text:style-name="P729"/>
      <text:p text:style-name="P730"><text:span text:style-name="T731">SELECT</text:span><text:span text:style-name="T732"> </text:span></text:p>
      <text:p text:style-name="P733"><text:span text:style-name="T734">    </text:span><text:span text:style-name="T735">COUNT</text:span><text:span text:style-name="T736">(*)</text:span><text:span text:style-name="T737"> </text:span><text:span text:style-name="T738">AS</text:span><text:span text:style-name="T739"> rows_with_negative_ride_length,</text:span></text:p>
      <text:p text:style-name="P740"><text:span text:style-name="T741">FROM</text:span><text:span text:style-name="T742"> </text:span></text:p>
      <text:p text:style-name="P743"><text:span text:style-name="T744">    </text:span><text:span text:style-name="T745">`causal-bison-323215._script203775267b33d1a1aef3c416b8f33c8849058ea0.DivvyTrips2019`</text:span></text:p>
      <text:p text:style-name="P746"><text:span text:style-name="T747">WHERE</text:span><text:span text:style-name="T748"> </text:span></text:p>
      <text:p text:style-name="P749"><text:span text:style-name="T750">    ride_length </text:span><text:span text:style-name="T751">&lt;=</text:span><text:span text:style-name="T752"> </text:span><text:span text:style-name="T753">0</text:span><text:span text:style-name="T754">;</text:span></text:p>
      <text:p text:style-name="P755"/>
      <text:p text:style-name="P756"><text:span text:style-name="T757">-- Delete rows with negative ride_length value</text:span></text:p>
      <text:p text:style-name="P758"/>
      <text:p text:style-name="P759"><text:span text:style-name="T760">DELETE</text:span><text:span text:style-name="T761"> </text:span></text:p>
      <text:p text:style-name="P762"><text:span text:style-name="T763">FROM</text:span><text:span text:style-name="T764"> </text:span></text:p>
      <text:p text:style-name="P765"><text:span text:style-name="T766">    </text:span><text:span text:style-name="T767">`causal-bison-323215._script203775267b33d1a1aef3c416b8f33c8849058ea0.DivvyTrips2019`</text:span></text:p>
      <text:p text:style-name="P768"><text:span text:style-name="T769">WHERE</text:span><text:span text:style-name="T770"> </text:span></text:p>
      <text:p text:style-name="P771"><text:span text:style-name="T772">    ride_length </text:span><text:span text:style-name="T773">&lt;=</text:span><text:span text:style-name="T774"> </text:span><text:span text:style-name="T775">0</text:span><text:span text:style-name="T776">;</text:span></text:p>
      <text:p text:style-name="P777"/>
      <text:p text:style-name="P778"><text:span text:style-name="T779">SELECT</text:span><text:span text:style-name="T780"> </text:span></text:p>
      <text:p text:style-name="P781"><text:span text:style-name="T782">    </text:span><text:span text:style-name="T783">COUNT</text:span><text:span text:style-name="T784">(*)</text:span><text:span text:style-name="T785"> </text:span><text:span text:style-name="T786">AS</text:span><text:span text:style-name="T787"> rows_with_negative_ride_length,</text:span></text:p>
      <text:p text:style-name="P788"><text:span text:style-name="T789">FROM</text:span><text:span text:style-name="T790"> </text:span></text:p>
      <text:p text:style-name="P791"><text:span text:style-name="T792">    </text:span><text:span text:style-name="T793">`causal-bison-323215._script203775267b33d1a1aef3c416b8f33c8849058ea0.DivvyTrips2019`</text:span></text:p>
      <text:p text:style-name="P794"><text:span text:style-name="T795">WHERE</text:span><text:span text:style-name="T796"> </text:span></text:p>
      <text:p text:style-name="P797"><text:span text:style-name="T798">    ride_length </text:span><text:span text:style-name="T799">&lt;=</text:span><text:span text:style-name="T800"> </text:span><text:span text:style-name="T801">0</text:span><text:span text:style-name="T802">;</text:span></text:p>
      <text:p text:style-name="P803"/>
      <text:p text:style-name="P804"><text:span text:style-name="T805">SELECT</text:span><text:span text:style-name="T806"> </text:span></text:p>
      <text:p text:style-name="P807"><text:span text:style-name="T808">    </text:span><text:span text:style-name="T809">MIN</text:span><text:span text:style-name="T810">(</text:span><text:span text:style-name="T811">ride_length</text:span><text:span text:style-name="T812">)</text:span><text:span text:style-name="T813"> </text:span><text:span text:style-name="T814">AS</text:span><text:span text:style-name="T815"> min_ride_duration,</text:span></text:p>
      <text:p text:style-name="P816"><text:span text:style-name="T817">    </text:span><text:span text:style-name="T818">MAX</text:span><text:span text:style-name="T819">(</text:span><text:span text:style-name="T820">ride_length</text:span><text:span text:style-name="T821">)</text:span><text:span text:style-name="T822"> </text:span><text:span text:style-name="T823">AS</text:span><text:span text:style-name="T824"> max_ride_duration</text:span></text:p>
      <text:p text:style-name="P825"><text:span text:style-name="T826">FROM</text:span><text:span text:style-name="T827"> </text:span></text:p>
      <text:p text:style-name="P828"><text:span text:style-name="T829">    </text:span><text:span text:style-name="T830">`causal-bison-323215._script203775267b33d1a1aef3c416b8f33c8849058ea0.DivvyTrips2019`</text:span><text:span text:style-name="T831">;</text:span></text:p>
      <text:p text:style-name="P832"/>
      <text:p text:style-name="P833"><text:span text:style-name="T834">-- Create and populate day_of_week column</text:span></text:p>
      <text:p text:style-name="P835"/>
      <text:p text:style-name="P836"><text:span text:style-name="T837">ALTER</text:span><text:span text:style-name="T838"> </text:span><text:span text:style-name="T839">TABLE</text:span><text:span text:style-name="T840"> </text:span><text:span text:style-name="T841">`causal-bison-323215._script203775267b33d1a1aef3c416b8f33c8849058ea0.DivvyTrips2019`</text:span></text:p>
      <text:p text:style-name="P842"><text:span text:style-name="T843">ADD</text:span><text:span text:style-name="T844"> </text:span><text:span text:style-name="T845">COLUMN</text:span><text:span text:style-name="T846"> day_of_week INTEGER;</text:span></text:p>
      <text:p text:style-name="P847"/>
      <text:p text:style-name="P848"><text:span text:style-name="T849">UPDATE</text:span><text:span text:style-name="T850"> </text:span><text:span text:style-name="T851">`causal-bison-323215._script203775267b33d1a1aef3c416b8f33c8849058ea0.DivvyTrips2019`</text:span></text:p>
      <text:p text:style-name="P852"><text:span text:style-name="T853">SET</text:span><text:span text:style-name="T854"> </text:span><text:span text:style-name="T855">day_of_week</text:span><text:span text:style-name="T856"> = </text:span><text:span text:style-name="T857">EXTRACT</text:span><text:span text:style-name="T858">(</text:span><text:span text:style-name="T859">DAYOFWEEK </text:span><text:span text:style-name="T860">FROM</text:span><text:span text:style-name="T861"> start_time</text:span><text:span text:style-name="T862">)</text:span></text:p>
      <text:p text:style-name="P863"><text:span text:style-name="T864">WHERE</text:span><text:span text:style-name="T865"> trip_id </text:span><text:span text:style-name="T866">IS</text:span><text:span text:style-name="T867"> </text:span><text:span text:style-name="T868">NOT</text:span><text:span text:style-name="T869"> </text:span><text:span text:style-name="T870">NULL</text:span><text:span text:style-name="T871">;</text:span></text:p>
      <text:p text:style-name="P872"/>
      <text:p text:style-name="P873"><text:span text:style-name="T874">SELECT</text:span><text:span text:style-name="T875"> </text:span></text:p>
      <text:p text:style-name="P876"><text:span text:style-name="T877">    </text:span><text:span text:style-name="T878">*</text:span></text:p>
      <text:p text:style-name="P879"><text:span text:style-name="T880">FROM</text:span><text:span text:style-name="T881"> </text:span></text:p>
      <text:p text:style-name="P882"><text:span text:style-name="T883">    </text:span><text:span text:style-name="T884">`causal-bison-323215._script203775267b33d1a1aef3c416b8f33c8849058ea0.DivvyTrips2019`</text:span><text:span text:style-name="T885"> </text:span><text:span text:style-name="T886">LIMIT</text:span><text:span text:style-name="T887"> </text:span><text:span text:style-name="T888">10</text:span><text:span text:style-name="T889">;</text:span></text:p>
      <text:p text:style-name="P890"/>
      <text:p text:style-name="P891"><text:span text:style-name="T892">SELECT</text:span><text:span text:style-name="T893"> </text:span></text:p>
      <text:p text:style-name="P894"><text:span text:style-name="T895">    </text:span><text:span text:style-name="T896">MIN</text:span><text:span text:style-name="T897">(</text:span><text:span text:style-name="T898">day_of_week</text:span><text:span text:style-name="T899">)</text:span><text:span text:style-name="T900"> </text:span><text:span text:style-name="T901">AS</text:span><text:span text:style-name="T902"> min_day_of_week,</text:span></text:p>
      <text:p text:style-name="P903"><text:span text:style-name="T904">    </text:span><text:span text:style-name="T905">MAX</text:span><text:span text:style-name="T906">(</text:span><text:span text:style-name="T907">day_of_week</text:span><text:span text:style-name="T908">)</text:span><text:span text:style-name="T909"> </text:span><text:span text:style-name="T910">AS</text:span><text:span text:style-name="T911"> max_day_of_week</text:span></text:p>
      <text:p text:style-name="P912"><text:span text:style-name="T913">FROM</text:span><text:span text:style-name="T914"> </text:span></text:p>
      <text:soft-page-break/>
      <text:p text:style-name="P915"><text:span text:style-name="T916">    </text:span><text:span text:style-name="T917">`causal-bison-323215._script203775267b33d1a1aef3c416b8f33c8849058ea0.DivvyTrips2019`</text:span><text:span text:style-name="T918">;</text:span></text:p>
      <text:p text:style-name="P919"/>
      <text:p text:style-name="P920"><text:span text:style-name="T921">-- Create and populate day column</text:span></text:p>
      <text:p text:style-name="P922"/>
      <text:p text:style-name="P923"><text:span text:style-name="T924">ALTER</text:span><text:span text:style-name="T925"> </text:span><text:span text:style-name="T926">TABLE</text:span><text:span text:style-name="T927"> </text:span><text:span text:style-name="T928">`causal-bison-323215._script203775267b33d1a1aef3c416b8f33c8849058ea0.DivvyTrips2019`</text:span></text:p>
      <text:p text:style-name="P929"><text:span text:style-name="T930">ADD</text:span><text:span text:style-name="T931"> </text:span><text:span text:style-name="T932">COLUMN</text:span><text:span text:style-name="T933"> day </text:span><text:span text:style-name="T934">STRING</text:span><text:span text:style-name="T935">;</text:span></text:p>
      <text:p text:style-name="P936"/>
      <text:p text:style-name="P937"><text:span text:style-name="T938">UPDATE</text:span><text:span text:style-name="T939"> </text:span><text:span text:style-name="T940">`causal-bison-323215._script203775267b33d1a1aef3c416b8f33c8849058ea0.DivvyTrips2019`</text:span></text:p>
      <text:p text:style-name="P941"><text:span text:style-name="T942">SET</text:span><text:span text:style-name="T943"> </text:span><text:span text:style-name="T944">day</text:span><text:span text:style-name="T945"> = </text:span><text:span text:style-name="T946">CASE</text:span><text:span text:style-name="T947"> day_of_week</text:span></text:p>
      <text:p text:style-name="P948"><text:span text:style-name="T949">    </text:span><text:span text:style-name="T950">WHEN</text:span><text:span text:style-name="T951"> </text:span><text:span text:style-name="T952">1</text:span><text:span text:style-name="T953"> </text:span><text:span text:style-name="T954">THEN</text:span><text:span text:style-name="T955"> </text:span><text:span text:style-name="T956">'Sunday'</text:span></text:p>
      <text:p text:style-name="P957"><text:span text:style-name="T958">    </text:span><text:span text:style-name="T959">WHEN</text:span><text:span text:style-name="T960"> </text:span><text:span text:style-name="T961">2</text:span><text:span text:style-name="T962"> </text:span><text:span text:style-name="T963">THEN</text:span><text:span text:style-name="T964"> </text:span><text:span text:style-name="T965">'Monday'</text:span></text:p>
      <text:p text:style-name="P966"><text:span text:style-name="T967">    </text:span><text:span text:style-name="T968">WHEN</text:span><text:span text:style-name="T969"> </text:span><text:span text:style-name="T970">3</text:span><text:span text:style-name="T971"> </text:span><text:span text:style-name="T972">THEN</text:span><text:span text:style-name="T973"> </text:span><text:span text:style-name="T974">'Tuesday'</text:span></text:p>
      <text:p text:style-name="P975"><text:span text:style-name="T976">    </text:span><text:span text:style-name="T977">WHEN</text:span><text:span text:style-name="T978"> </text:span><text:span text:style-name="T979">4</text:span><text:span text:style-name="T980"> </text:span><text:span text:style-name="T981">THEN</text:span><text:span text:style-name="T982"> </text:span><text:span text:style-name="T983">'Wednesday'</text:span></text:p>
      <text:p text:style-name="P984"><text:span text:style-name="T985">    </text:span><text:span text:style-name="T986">WHEN</text:span><text:span text:style-name="T987"> </text:span><text:span text:style-name="T988">5</text:span><text:span text:style-name="T989"> </text:span><text:span text:style-name="T990">THEN</text:span><text:span text:style-name="T991"> </text:span><text:span text:style-name="T992">'Thursday'</text:span></text:p>
      <text:p text:style-name="P993"><text:span text:style-name="T994">    </text:span><text:span text:style-name="T995">WHEN</text:span><text:span text:style-name="T996"> </text:span><text:span text:style-name="T997">6</text:span><text:span text:style-name="T998"> </text:span><text:span text:style-name="T999">THEN</text:span><text:span text:style-name="T1000"> </text:span><text:span text:style-name="T1001">'Friday'</text:span></text:p>
      <text:p text:style-name="P1002"><text:span text:style-name="T1003">    </text:span><text:span text:style-name="T1004">WHEN</text:span><text:span text:style-name="T1005"> </text:span><text:span text:style-name="T1006">7</text:span><text:span text:style-name="T1007"> </text:span><text:span text:style-name="T1008">THEN</text:span><text:span text:style-name="T1009"> </text:span><text:span text:style-name="T1010">'Saturday'</text:span></text:p>
      <text:p text:style-name="P1011"><text:span text:style-name="T1012">    </text:span><text:span text:style-name="T1013">ELSE</text:span><text:span text:style-name="T1014"> </text:span><text:span text:style-name="T1015">NULL</text:span></text:p>
      <text:p text:style-name="P1016"><text:span text:style-name="T1017">    </text:span><text:span text:style-name="T1018">END</text:span></text:p>
      <text:p text:style-name="P1019"><text:span text:style-name="T1020">WHERE</text:span><text:span text:style-name="T1021"> trip_id </text:span><text:span text:style-name="T1022">IS</text:span><text:span text:style-name="T1023"> </text:span><text:span text:style-name="T1024">NOT</text:span><text:span text:style-name="T1025"> </text:span><text:span text:style-name="T1026">NULL</text:span><text:span text:style-name="T1027">;</text:span></text:p>
      <text:p text:style-name="P1028"/>
      <text:p text:style-name="P1029"><text:span text:style-name="T1030">SELECT</text:span><text:span text:style-name="T1031"> </text:span></text:p>
      <text:p text:style-name="P1032"><text:span text:style-name="T1033">    </text:span><text:span text:style-name="T1034">*</text:span></text:p>
      <text:p text:style-name="P1035"><text:span text:style-name="T1036">FROM</text:span><text:span text:style-name="T1037"> </text:span></text:p>
      <text:p text:style-name="P1038"><text:span text:style-name="T1039">    </text:span><text:span text:style-name="T1040">`causal-bison-323215._script203775267b33d1a1aef3c416b8f33c8849058ea0.DivvyTrips2019`</text:span><text:span text:style-name="T1041"> </text:span><text:span text:style-name="T1042">LIMIT</text:span><text:span text:style-name="T1043"> </text:span><text:span text:style-name="T1044">10</text:span><text:span text:style-name="T1045">;</text:span></text:p>
      <text:p text:style-name="P1046"/>
      <text:p text:style-name="P1047"><text:span text:style-name="T1048">SELECT</text:span><text:span text:style-name="T1049"> </text:span></text:p>
      <text:p text:style-name="P1050"><text:span text:style-name="T1051">    </text:span><text:span text:style-name="T1052">COUNTIF</text:span><text:span text:style-name="T1053">(</text:span><text:span text:style-name="T1054">day </text:span><text:span text:style-name="T1055">IS</text:span><text:span text:style-name="T1056"> </text:span><text:span text:style-name="T1057">NULL</text:span><text:span text:style-name="T1058">)</text:span><text:span text:style-name="T1059"> </text:span><text:span text:style-name="T1060">AS</text:span><text:span text:style-name="T1061"> </text:span><text:span text:style-name="T1062">count</text:span></text:p>
      <text:p text:style-name="P1063"><text:span text:style-name="T1064">FROM</text:span><text:span text:style-name="T1065"> </text:span></text:p>
      <text:p text:style-name="P1066"><text:span text:style-name="T1067">    </text:span><text:span text:style-name="T1068">`causal-bison-323215._script203775267b33d1a1aef3c416b8f33c8849058ea0.DivvyTrips2019`</text:span><text:span text:style-name="T1069">;</text:span></text:p>
      <text:p text:style-name="P1070"><text:line-break/></text:p>
      <text:p text:style-name="P1071"><text:span text:style-name="T1072">--------------------------------------------------------------------------------------------</text:span></text:p>
      <text:p text:style-name="P1073"/>
      <text:p text:style-name="P1074"><text:span text:style-name="T1075">-- EXPLORATORY DATA ANALYSIS WITH SQL QUERIES</text:span></text:p>
      <text:p text:style-name="P1076"/>
      <text:p text:style-name="P1077"><text:span text:style-name="T1078">-- Different types of usertype and their breakdown by count and gender</text:span></text:p>
      <text:p text:style-name="P1079"/>
      <text:p text:style-name="P1080"><text:span text:style-name="T1081">SELECT</text:span></text:p>
      <text:p text:style-name="P1082"><text:span text:style-name="T1083">    usertype </text:span><text:span text:style-name="T1084">AS</text:span><text:span text:style-name="T1085"> user,</text:span></text:p>
      <text:p text:style-name="P1086"><text:span text:style-name="T1087">    gender </text:span><text:span text:style-name="T1088">AS</text:span><text:span text:style-name="T1089"> gender,</text:span></text:p>
      <text:p text:style-name="P1090"><text:span text:style-name="T1091">    </text:span><text:span text:style-name="T1092">COUNT</text:span><text:span text:style-name="T1093">(*)</text:span><text:span text:style-name="T1094"> </text:span><text:span text:style-name="T1095">AS</text:span><text:span text:style-name="T1096"> number</text:span></text:p>
      <text:p text:style-name="P1097"><text:span text:style-name="T1098">FROM</text:span><text:span text:style-name="T1099"> </text:span></text:p>
      <text:p text:style-name="P1100"><text:span text:style-name="T1101">    </text:span><text:span text:style-name="T1102">`causal-bison-323215._script203775267b33d1a1aef3c416b8f33c8849058ea0.DivvyTrips2019`</text:span></text:p>
      <text:p text:style-name="P1103"><text:span text:style-name="T1104">GROUP</text:span><text:span text:style-name="T1105"> </text:span><text:span text:style-name="T1106">BY</text:span><text:span text:style-name="T1107"> usertype, gender</text:span></text:p>
      <text:p text:style-name="P1108"><text:span text:style-name="T1109">ORDER</text:span><text:span text:style-name="T1110"> </text:span><text:span text:style-name="T1111">BY</text:span><text:span text:style-name="T1112"> usertype, gender;</text:span></text:p>
      <text:p text:style-name="P1113"/>
      <text:p text:style-name="P1114"><text:span text:style-name="T1115">-- Average, lowest and highest ride duration, number of trips and busiest day of 2019</text:span></text:p>
      <text:p text:style-name="P1116"/>
      <text:soft-page-break/>
      <text:p text:style-name="P1117"><text:span text:style-name="T1118">SELECT</text:span><text:span text:style-name="T1119"> </text:span></text:p>
      <text:p text:style-name="P1120"><text:span text:style-name="T1121">    </text:span><text:span text:style-name="T1122">ROUND</text:span><text:span text:style-name="T1123">(</text:span><text:span text:style-name="T1124">AVG</text:span><text:span text:style-name="T1125">(</text:span><text:span text:style-name="T1126">ride_length</text:span><text:span text:style-name="T1127">)</text:span><text:span text:style-name="T1128">, </text:span><text:span text:style-name="T1129">2</text:span><text:span text:style-name="T1130">)</text:span><text:span text:style-name="T1131"> </text:span><text:span text:style-name="T1132">AS</text:span><text:span text:style-name="T1133"> average_ride_duration_sec,</text:span></text:p>
      <text:p text:style-name="P1134"><text:span text:style-name="T1135">    </text:span><text:span text:style-name="T1136">MIN</text:span><text:span text:style-name="T1137">(</text:span><text:span text:style-name="T1138">ride_length</text:span><text:span text:style-name="T1139">)</text:span><text:span text:style-name="T1140"> </text:span><text:span text:style-name="T1141">AS</text:span><text:span text:style-name="T1142"> lowest_ride_duration_sec,</text:span></text:p>
      <text:p text:style-name="P1143"><text:span text:style-name="T1144">    </text:span><text:span text:style-name="T1145">MAX</text:span><text:span text:style-name="T1146">(</text:span><text:span text:style-name="T1147">ride_length</text:span><text:span text:style-name="T1148">)</text:span><text:span text:style-name="T1149"> </text:span><text:span text:style-name="T1150">AS</text:span><text:span text:style-name="T1151"> highest_ride_duration_sec,</text:span></text:p>
      <text:p text:style-name="P1152"><text:span text:style-name="T1153">    </text:span><text:span text:style-name="T1154">COUNT</text:span><text:span text:style-name="T1155">(</text:span><text:span text:style-name="T1156">trip_id</text:span><text:span text:style-name="T1157">)</text:span><text:span text:style-name="T1158"> </text:span><text:span text:style-name="T1159">AS</text:span><text:span text:style-name="T1160"> total_trip,</text:span></text:p>
      <text:p text:style-name="P1161"><text:span text:style-name="T1162">    </text:span><text:span text:style-name="T1163">APPROX_TOP_COUNT</text:span><text:span text:style-name="T1164">(</text:span><text:span text:style-name="T1165">day, </text:span><text:span text:style-name="T1166">1</text:span><text:span text:style-name="T1167">)</text:span><text:span text:style-name="T1168"> </text:span><text:span text:style-name="T1169">AS</text:span><text:span text:style-name="T1170"> busiest_day</text:span></text:p>
      <text:p text:style-name="P1171"><text:span text:style-name="T1172">FROM</text:span><text:span text:style-name="T1173"> </text:span></text:p>
      <text:p text:style-name="P1174"><text:span text:style-name="T1175">    </text:span><text:span text:style-name="T1176">`causal-bison-323215._script203775267b33d1a1aef3c416b8f33c8849058ea0.DivvyTrips2019`</text:span><text:span text:style-name="T1177">;</text:span></text:p>
      <text:p text:style-name="P1178"/>
      <text:p text:style-name="P1179"><text:span text:style-name="T1180">--<text:s/></text:span><text:span text:style-name="T1181">Average, lowest and highest ride duration, number of trips and busiest day for each type of user</text:span></text:p>
      <text:p text:style-name="P1182"/>
      <text:p text:style-name="P1183"><text:span text:style-name="T1184">SELECT</text:span><text:span text:style-name="T1185"> </text:span></text:p>
      <text:p text:style-name="P1186"><text:span text:style-name="T1187">    usertype </text:span><text:span text:style-name="T1188">AS</text:span><text:span text:style-name="T1189"> user,</text:span></text:p>
      <text:p text:style-name="P1190"><text:span text:style-name="T1191">    </text:span><text:span text:style-name="T1192">ROUND</text:span><text:span text:style-name="T1193">(</text:span><text:span text:style-name="T1194">AVG</text:span><text:span text:style-name="T1195">(</text:span><text:span text:style-name="T1196">ride_length</text:span><text:span text:style-name="T1197">)</text:span><text:span text:style-name="T1198">, </text:span><text:span text:style-name="T1199">2</text:span><text:span text:style-name="T1200">)</text:span><text:span text:style-name="T1201"> </text:span><text:span text:style-name="T1202">AS</text:span><text:span text:style-name="T1203"> average_ride_duration_sec,</text:span></text:p>
      <text:p text:style-name="P1204"><text:span text:style-name="T1205">    </text:span><text:span text:style-name="T1206">MIN</text:span><text:span text:style-name="T1207">(</text:span><text:span text:style-name="T1208">ride_length</text:span><text:span text:style-name="T1209">)</text:span><text:span text:style-name="T1210"> </text:span><text:span text:style-name="T1211">AS</text:span><text:span text:style-name="T1212"> lowest_ride_duration_sec,</text:span></text:p>
      <text:p text:style-name="P1213"><text:span text:style-name="T1214">    </text:span><text:span text:style-name="T1215">MAX</text:span><text:span text:style-name="T1216">(</text:span><text:span text:style-name="T1217">ride_length</text:span><text:span text:style-name="T1218">)</text:span><text:span text:style-name="T1219"> </text:span><text:span text:style-name="T1220">AS</text:span><text:span text:style-name="T1221"> highest_ride_duration_sec,</text:span></text:p>
      <text:p text:style-name="P1222"><text:span text:style-name="T1223">    </text:span><text:span text:style-name="T1224">COUNT</text:span><text:span text:style-name="T1225">(</text:span><text:span text:style-name="T1226">trip_id</text:span><text:span text:style-name="T1227">)</text:span><text:span text:style-name="T1228"> </text:span><text:span text:style-name="T1229">AS</text:span><text:span text:style-name="T1230"> total_trip,</text:span></text:p>
      <text:p text:style-name="P1231"><text:span text:style-name="T1232">    </text:span><text:span text:style-name="T1233">APPROX_TOP_COUNT</text:span><text:span text:style-name="T1234">(</text:span><text:span text:style-name="T1235">day, </text:span><text:span text:style-name="T1236">1</text:span><text:span text:style-name="T1237">)</text:span><text:span text:style-name="T1238"> </text:span><text:span text:style-name="T1239">AS</text:span><text:span text:style-name="T1240"> busiest_day</text:span></text:p>
      <text:p text:style-name="P1241"><text:span text:style-name="T1242">FROM</text:span><text:span text:style-name="T1243"> </text:span></text:p>
      <text:p text:style-name="P1244"><text:span text:style-name="T1245">    </text:span><text:span text:style-name="T1246">`causal-bison-323215._script203775267b33d1a1aef3c416b8f33c8849058ea0.DivvyTrips2019`</text:span></text:p>
      <text:p text:style-name="P1247"><text:span text:style-name="T1248">GROUP</text:span><text:span text:style-name="T1249"> </text:span><text:span text:style-name="T1250">BY</text:span><text:span text:style-name="T1251"> usertype;</text:span></text:p>
      <text:p text:style-name="P1252"/>
      <text:p text:style-name="P1253"><text:span text:style-name="T1254">-- Proportion of rides above average ride duration for each type of user</text:span></text:p>
      <text:p text:style-name="P1255"/>
      <text:p text:style-name="P1256"><text:span text:style-name="T1257">SELECT</text:span><text:span text:style-name="T1258"> </text:span></text:p>
      <text:p text:style-name="P1259"><text:span text:style-name="T1260">    usertype </text:span><text:span text:style-name="T1261">AS</text:span><text:span text:style-name="T1262"> user,</text:span></text:p>
      <text:p text:style-name="P1263"><text:span text:style-name="T1264">    </text:span><text:span text:style-name="T1265">ROUND</text:span><text:span text:style-name="T1266">(</text:span><text:span text:style-name="T1267">AVG</text:span><text:span text:style-name="T1268">(</text:span><text:span text:style-name="T1269">ride_length</text:span><text:span text:style-name="T1270">)</text:span><text:span text:style-name="T1271">, </text:span><text:span text:style-name="T1272">2</text:span><text:span text:style-name="T1273">)</text:span><text:span text:style-name="T1274"> </text:span><text:span text:style-name="T1275">AS</text:span><text:span text:style-name="T1276"> avg_ride_duration_sec,</text:span></text:p>
      <text:p text:style-name="P1277"><text:span text:style-name="T1278">    </text:span><text:span text:style-name="T1279">COUNTIF</text:span><text:span text:style-name="T1280">((</text:span><text:span text:style-name="T1281">ride_length </text:span><text:span text:style-name="T1282">-</text:span><text:span text:style-name="T1283"> avg_ride_duration</text:span><text:span text:style-name="T1284">)</text:span><text:span text:style-name="T1285"> </text:span><text:span text:style-name="T1286">&gt;</text:span><text:span text:style-name="T1287"> </text:span><text:span text:style-name="T1288">0</text:span><text:span text:style-name="T1289">)</text:span><text:span text:style-name="T1290"> </text:span><text:span text:style-name="T1291">AS</text:span><text:span text:style-name="T1292"> ride_above_avg_duration,</text:span></text:p>
      <text:p text:style-name="P1293"><text:span text:style-name="T1294">    </text:span><text:span text:style-name="T1295">COUNT</text:span><text:span text:style-name="T1296">(</text:span><text:span text:style-name="T1297">trip_id</text:span><text:span text:style-name="T1298">)</text:span><text:span text:style-name="T1299"> </text:span><text:span text:style-name="T1300">AS</text:span><text:span text:style-name="T1301"> total_trip,</text:span></text:p>
      <text:p text:style-name="P1302"><text:span text:style-name="T1303">    </text:span><text:span text:style-name="T1304">ROUND</text:span><text:span text:style-name="T1305">(</text:span><text:span text:style-name="T1306">COUNTIF</text:span><text:span text:style-name="T1307">((</text:span><text:span text:style-name="T1308">ride_length </text:span><text:span text:style-name="T1309">-</text:span><text:span text:style-name="T1310"> avg_ride_duration</text:span><text:span text:style-name="T1311">)</text:span><text:span text:style-name="T1312"> </text:span><text:span text:style-name="T1313">&gt;</text:span><text:span text:style-name="T1314"> </text:span><text:span text:style-name="T1315">0</text:span><text:span text:style-name="T1316">)/</text:span><text:span text:style-name="T1317">COUNT</text:span><text:span text:style-name="T1318">(</text:span><text:span text:style-name="T1319">trip_id</text:span><text:span text:style-name="T1320">)*</text:span><text:span text:style-name="T1321">100</text:span><text:span text:style-name="T1322">, </text:span><text:span text:style-name="T1323">2</text:span><text:span text:style-name="T1324">)</text:span><text:span text:style-name="T1325"> </text:span><text:span text:style-name="T1326">AS</text:span><text:span text:style-name="T1327"> percent_ride_above_avg_duration,</text:span></text:p>
      <text:p text:style-name="P1328"><text:span text:style-name="T1329">FROM</text:span><text:span text:style-name="T1330"> </text:span><text:span text:style-name="T1331">(</text:span></text:p>
      <text:p text:style-name="P1332"><text:span text:style-name="T1333">    </text:span><text:span text:style-name="T1334">SELECT</text:span><text:span text:style-name="T1335"> </text:span></text:p>
      <text:p text:style-name="P1336">    usertype,</text:p>
      <text:p text:style-name="P1337">    ride_length,</text:p>
      <text:p text:style-name="P1338">    trip_id,</text:p>
      <text:p text:style-name="P1339"><text:span text:style-name="T1340">    </text:span><text:span text:style-name="T1341">AVG</text:span><text:span text:style-name="T1342">(</text:span><text:span text:style-name="T1343">ride_length</text:span><text:span text:style-name="T1344">)</text:span><text:span text:style-name="T1345"> </text:span><text:span text:style-name="T1346">OVER</text:span><text:span text:style-name="T1347"> </text:span><text:span text:style-name="T1348">(</text:span></text:p>
      <text:p text:style-name="P1349"><text:span text:style-name="T1350">    </text:span><text:span text:style-name="T1351">PARTITION</text:span><text:span text:style-name="T1352"> </text:span><text:span text:style-name="T1353">BY</text:span><text:span text:style-name="T1354"> usertype</text:span></text:p>
      <text:p text:style-name="P1355"><text:span text:style-name="T1356">    </text:span><text:span text:style-name="T1357">ROWS</text:span><text:span text:style-name="T1358"> </text:span><text:span text:style-name="T1359">BETWEEN</text:span><text:span text:style-name="T1360"> </text:span><text:span text:style-name="T1361">UNBOUNDED</text:span><text:span text:style-name="T1362"> </text:span><text:span text:style-name="T1363">PRECEDING</text:span><text:span text:style-name="T1364"> </text:span><text:span text:style-name="T1365">AND</text:span><text:span text:style-name="T1366"> </text:span><text:span text:style-name="T1367">UNBOUNDED</text:span><text:span text:style-name="T1368"> </text:span><text:span text:style-name="T1369">FOLLOWING</text:span><text:span text:style-name="T1370">)</text:span></text:p>
      <text:p text:style-name="P1371"><text:span text:style-name="T1372">    </text:span><text:span text:style-name="T1373">AS</text:span><text:span text:style-name="T1374"> avg_ride_duration, </text:span></text:p>
      <text:p text:style-name="P1375"><text:span text:style-name="T1376">    </text:span><text:span text:style-name="T1377">FROM</text:span><text:span text:style-name="T1378"> </text:span></text:p>
      <text:p text:style-name="P1379"><text:span text:style-name="T1380">    </text:span><text:span text:style-name="T1381">`causal-bison-323215._script203775267b33d1a1aef3c416b8f33c8849058ea0.DivvyTrips2019`</text:span><text:span text:style-name="T1382">)</text:span></text:p>
      <text:p text:style-name="P1383"><text:span text:style-name="T1384">GROUP</text:span><text:span text:style-name="T1385"> </text:span><text:span text:style-name="T1386">BY</text:span><text:span text:style-name="T1387"> usertype;</text:span></text:p>
      <text:p text:style-name="P1388"/>
      <text:p text:style-name="P1389"><text:span text:style-name="T1390">-- Average ride duration for users by the day of the week</text:span></text:p>
      <text:p text:style-name="P1391"/>
      <text:p text:style-name="P1392"><text:span text:style-name="T1393">SELECT</text:span><text:span text:style-name="T1394"> </text:span></text:p>
      <text:p text:style-name="P1395"><text:span text:style-name="T1396">    usertype </text:span><text:span text:style-name="T1397">AS</text:span><text:span text:style-name="T1398"> user,</text:span></text:p>
      <text:p text:style-name="P1399"><text:span text:style-name="T1400">    day </text:span><text:span text:style-name="T1401">AS</text:span><text:span text:style-name="T1402"> day,</text:span></text:p>
      <text:p text:style-name="P1403"><text:span text:style-name="T1404">    </text:span><text:span text:style-name="T1405">ROUND</text:span><text:span text:style-name="T1406">(</text:span><text:span text:style-name="T1407">AVG</text:span><text:span text:style-name="T1408">(</text:span><text:span text:style-name="T1409">ride_length</text:span><text:span text:style-name="T1410">)</text:span><text:span text:style-name="T1411">, </text:span><text:span text:style-name="T1412">2</text:span><text:span text:style-name="T1413">)</text:span><text:span text:style-name="T1414"> </text:span><text:span text:style-name="T1415">AS</text:span><text:span text:style-name="T1416"> avg_ride_duration,</text:span></text:p>
      <text:soft-page-break/>
      <text:p text:style-name="P1417"><text:span text:style-name="T1418">FROM</text:span><text:span text:style-name="T1419"> </text:span></text:p>
      <text:p text:style-name="P1420"><text:span text:style-name="T1421">    </text:span><text:span text:style-name="T1422">`causal-bison-323215._script203775267b33d1a1aef3c416b8f33c8849058ea0.DivvyTrips2019`</text:span></text:p>
      <text:p text:style-name="P1423"><text:span text:style-name="T1424">GROUP</text:span><text:span text:style-name="T1425"> </text:span><text:span text:style-name="T1426">BY</text:span><text:span text:style-name="T1427"> usertype, day</text:span></text:p>
      <text:p text:style-name="P1428"><text:span text:style-name="T1429">ORDER</text:span><text:span text:style-name="T1430"> </text:span><text:span text:style-name="T1431">BY</text:span><text:span text:style-name="T1432"> usertype;</text:span></text:p>
      <text:p text:style-name="P1433"/>
      <text:p text:style-name="P1434"><text:span text:style-name="T1435">-- Number of rides for users by day of the week</text:span></text:p>
      <text:p text:style-name="P1436"/>
      <text:p text:style-name="P1437"><text:span text:style-name="T1438">SELECT</text:span><text:span text:style-name="T1439"> </text:span></text:p>
      <text:p text:style-name="P1440"><text:span text:style-name="T1441">    usertype </text:span><text:span text:style-name="T1442">AS</text:span><text:span text:style-name="T1443"> user,</text:span></text:p>
      <text:p text:style-name="P1444"><text:span text:style-name="T1445">    day </text:span><text:span text:style-name="T1446">AS</text:span><text:span text:style-name="T1447"> day,</text:span></text:p>
      <text:p text:style-name="P1448"><text:span text:style-name="T1449">    </text:span><text:span text:style-name="T1450">COUNT</text:span><text:span text:style-name="T1451">(</text:span><text:span text:style-name="T1452">trip_id</text:span><text:span text:style-name="T1453">)</text:span><text:span text:style-name="T1454"> </text:span><text:span text:style-name="T1455">AS</text:span><text:span text:style-name="T1456"> total_trip</text:span></text:p>
      <text:p text:style-name="P1457"><text:span text:style-name="T1458">FROM</text:span><text:span text:style-name="T1459"> </text:span></text:p>
      <text:p text:style-name="P1460"><text:span text:style-name="T1461">    </text:span><text:span text:style-name="T1462">`causal-bison-323215._script203775267b33d1a1aef3c416b8f33c8849058ea0.DivvyTrips2019`</text:span></text:p>
      <text:p text:style-name="P1463"><text:span text:style-name="T1464">GROUP</text:span><text:span text:style-name="T1465"> </text:span><text:span text:style-name="T1466">BY</text:span><text:span text:style-name="T1467"> usertype, day</text:span></text:p>
      <text:p text:style-name="P1468"><text:span text:style-name="T1469">ORDER</text:span><text:span text:style-name="T1470"> </text:span><text:span text:style-name="T1471">BY</text:span><text:span text:style-name="T1472"> usertype;</text:span></text:p>
      <text:p text:style-name="P1473"/>
      <text:p text:style-name="P1474"><text:span text:style-name="T1475">-- Average ride duration for users by the day of the week by quarter</text:span></text:p>
      <text:p text:style-name="P1476"/>
      <text:p text:style-name="P1477"><text:span text:style-name="T1478">SELECT</text:span><text:span text:style-name="T1479"> </text:span></text:p>
      <text:p text:style-name="P1480"><text:span text:style-name="T1481">    usertype </text:span><text:span text:style-name="T1482">AS</text:span><text:span text:style-name="T1483"> user,</text:span></text:p>
      <text:p text:style-name="P1484"><text:span text:style-name="T1485">    </text:span><text:span text:style-name="T1486">EXTRACT</text:span><text:span text:style-name="T1487">(</text:span><text:span text:style-name="T1488">QUARTER </text:span><text:span text:style-name="T1489">FROM</text:span><text:span text:style-name="T1490"> start_time</text:span><text:span text:style-name="T1491">)</text:span><text:span text:style-name="T1492"> </text:span><text:span text:style-name="T1493">AS</text:span><text:span text:style-name="T1494"> quarter,</text:span></text:p>
      <text:p text:style-name="P1495"><text:span text:style-name="T1496">    day </text:span><text:span text:style-name="T1497">AS</text:span><text:span text:style-name="T1498"> day,</text:span></text:p>
      <text:p text:style-name="P1499"><text:span text:style-name="T1500">    </text:span><text:span text:style-name="T1501">ROUND</text:span><text:span text:style-name="T1502">(</text:span><text:span text:style-name="T1503">AVG</text:span><text:span text:style-name="T1504">(</text:span><text:span text:style-name="T1505">ride_length</text:span><text:span text:style-name="T1506">)</text:span><text:span text:style-name="T1507">, </text:span><text:span text:style-name="T1508">2</text:span><text:span text:style-name="T1509">)</text:span><text:span text:style-name="T1510"> </text:span><text:span text:style-name="T1511">AS</text:span><text:span text:style-name="T1512"> avg_ride_duration</text:span></text:p>
      <text:p text:style-name="P1513"><text:span text:style-name="T1514">FROM</text:span><text:span text:style-name="T1515"> </text:span></text:p>
      <text:p text:style-name="P1516"><text:span text:style-name="T1517">    </text:span><text:span text:style-name="T1518">`causal-bison-323215._script203775267b33d1a1aef3c416b8f33c8849058ea0.DivvyTrips2019`</text:span></text:p>
      <text:p text:style-name="P1519"><text:span text:style-name="T1520">GROUP</text:span><text:span text:style-name="T1521"> </text:span><text:span text:style-name="T1522">BY</text:span><text:span text:style-name="T1523"> usertype, quarter, day</text:span></text:p>
      <text:p text:style-name="P1524"><text:span text:style-name="T1525">ORDER</text:span><text:span text:style-name="T1526"> </text:span><text:span text:style-name="T1527">BY</text:span><text:span text:style-name="T1528"> usertype, quarter;</text:span></text:p>
      <text:p text:style-name="P1529"/>
      <text:p text:style-name="P1530"><text:span text:style-name="T1531">-- Number of rides for users by day of the week by quarter</text:span></text:p>
      <text:p text:style-name="P1532"/>
      <text:p text:style-name="P1533"><text:span text:style-name="T1534">SELECT</text:span><text:span text:style-name="T1535"> </text:span></text:p>
      <text:p text:style-name="P1536"><text:span text:style-name="T1537">    usertype </text:span><text:span text:style-name="T1538">AS</text:span><text:span text:style-name="T1539"> user,</text:span></text:p>
      <text:p text:style-name="P1540"><text:span text:style-name="T1541">    </text:span><text:span text:style-name="T1542">EXTRACT</text:span><text:span text:style-name="T1543">(</text:span><text:span text:style-name="T1544">QUARTER </text:span><text:span text:style-name="T1545">FROM</text:span><text:span text:style-name="T1546"> start_time</text:span><text:span text:style-name="T1547">)</text:span><text:span text:style-name="T1548"> </text:span><text:span text:style-name="T1549">AS</text:span><text:span text:style-name="T1550"> quarter,</text:span></text:p>
      <text:p text:style-name="P1551"><text:span text:style-name="T1552">    day </text:span><text:span text:style-name="T1553">AS</text:span><text:span text:style-name="T1554"> day,</text:span></text:p>
      <text:p text:style-name="P1555"><text:span text:style-name="T1556">    </text:span><text:span text:style-name="T1557">COUNT</text:span><text:span text:style-name="T1558">(</text:span><text:span text:style-name="T1559">trip_id</text:span><text:span text:style-name="T1560">)</text:span><text:span text:style-name="T1561"> </text:span><text:span text:style-name="T1562">AS</text:span><text:span text:style-name="T1563"> total_trip</text:span></text:p>
      <text:p text:style-name="P1564"><text:span text:style-name="T1565">FROM</text:span><text:span text:style-name="T1566"> </text:span></text:p>
      <text:p text:style-name="P1567"><text:span text:style-name="T1568">    </text:span><text:span text:style-name="T1569">`causal-bison-323215._script203775267b33d1a1aef3c416b8f33c8849058ea0.DivvyTrips2019`</text:span></text:p>
      <text:p text:style-name="P1570"><text:span text:style-name="T1571">GROUP</text:span><text:span text:style-name="T1572"> </text:span><text:span text:style-name="T1573">BY</text:span><text:span text:style-name="T1574"> usertype, quarter, day</text:span></text:p>
      <text:p text:style-name="P1575"><text:span text:style-name="T1576">ORDER</text:span><text:span text:style-name="T1577"> </text:span><text:span text:style-name="T1578">BY</text:span><text:span text:style-name="T1579"> usertype, quarter;</text:span></text:p>
      <text:p text:style-name="P1580"/>
      <text:p text:style-name="P1581"><text:span text:style-name="T1582">-- Save temporary table as BigQuery table for export in order to visualize with Tableau</text:span></text:p>
      <text:p text:style-name="P1583"/>
      <text:p text:style-name="P1584"><text:span text:style-name="T1585">SELECT</text:span><text:span text:style-name="T1586"> </text:span></text:p>
      <text:p text:style-name="P1587">    trip_id,</text:p>
      <text:p text:style-name="P1588">    start_time,</text:p>
      <text:p text:style-name="P1589">    end_time,</text:p>
      <text:p text:style-name="P1590">    bikeid,</text:p>
      <text:p text:style-name="P1591">    from_station_id,</text:p>
      <text:p text:style-name="P1592">    from_station_name,</text:p>
      <text:p text:style-name="P1593">    to_station_id,</text:p>
      <text:soft-page-break/>
      <text:p text:style-name="P1594">    to_station_name,</text:p>
      <text:p text:style-name="P1595">    usertype,</text:p>
      <text:p text:style-name="P1596">    ride_length,</text:p>
      <text:p text:style-name="P1597">    day</text:p>
      <text:p text:style-name="P1598"><text:span text:style-name="T1599">FROM</text:span><text:span text:style-name="T1600"> </text:span></text:p>
      <text:p text:style-name="P1601"><text:span text:style-name="T1602">    </text:span><text:span text:style-name="T1603">`causal-bison-323215._script203775267b33d1a1aef3c416b8f33c8849058ea0.DivvyTrips2019`</text:span><text:span text:style-name="T1604">;</text:span></text:p>
      <text:p text:style-name="P160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bolaji Salawu</meta:initial-creator>
    <dc:creator>Mobolaji Salawu</dc:creator>
    <meta:creation-date>2021-10-15T13:51:00Z</meta:creation-date>
    <dc:date>2021-10-15T13:51:00Z</dc:date>
    <meta:template xlink:href="Normal.dotm" xlink:type="simple"/>
    <meta:editing-cycles>2</meta:editing-cycles>
    <meta:editing-duration>PT60S</meta:editing-duration>
    <meta:document-statistic meta:page-count="9" meta:paragraph-count="23" meta:word-count="1747" meta:character-count="11685" meta:row-count="83" meta:non-whitespace-character-count="9961"/>
  </office:meta>
</office:document-meta>
</file>